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9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0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9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20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2pt" style:font-size-asian="12pt" style:font-size-complex="12pt"/>
    </style:style>
    <style:style style:name="T2_2" style:family="text">
      <style:text-properties fo:font-size="12pt" style:font-size-asian="12pt" style:font-size-complex="12pt"/>
    </style:style>
    <style:style style:name="T2_3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_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>
      <style:text-properties fo:color="#b45f06" fo:font-size="12pt" style:font-size-asian="12pt" style:font-size-complex="12pt"/>
    </style:style>
    <style:style style:name="T8_2" style:family="text">
      <style:text-properties fo:color="#b45f06" fo:font-size="12pt" style:font-size-asian="12pt" style:font-size-complex="12pt"/>
    </style:style>
    <style:style style:name="T8_3" style:family="text">
      <style:text-properties fo:color="#b45f06" fo:font-size="12pt" style:font-size-asian="12pt" style:font-size-complex="12pt"/>
    </style:style>
    <style:style style:name="T8_4" style:family="text">
      <style:text-properties fo:color="#b45f06" fo:font-size="12pt" style:font-size-asian="12pt" style:font-size-complex="12pt"/>
    </style:style>
    <style:style style:name="T8_5" style:family="text">
      <style:text-properties fo:color="#b45f06" fo:font-size="12pt" style:font-size-asian="12pt" style:font-size-complex="12pt"/>
    </style:style>
    <style:style style:name="T8_6" style:family="text">
      <style:text-properties fo:color="#b45f06" fo:font-size="12pt" style:font-size-asian="12pt" style:font-size-complex="12pt"/>
    </style:style>
    <style:style style:name="T8_7" style:family="text">
      <style:text-properties fo:color="#b45f06" fo:font-size="12pt" style:font-size-asian="12pt" style:font-size-complex="12pt"/>
    </style:style>
    <style:style style:name="T8_8" style:family="text">
      <style:text-properties fo:color="#b45f06" fo:font-size="12pt" style:font-size-asian="12pt" style:font-size-complex="12pt"/>
    </style:style>
    <style:style style:name="T8_9" style:family="text">
      <style:text-properties fo:color="#b45f06" fo:font-size="12pt" style:font-size-asian="12pt" style:font-size-complex="12pt"/>
    </style:style>
    <style:style style:name="T8_10" style:family="text">
      <style:text-properties fo:color="#b45f06" fo:font-size="12pt" style:font-size-asian="12pt" style:font-size-complex="12pt"/>
    </style:style>
    <style:style style:name="T8_11" style:family="text">
      <style:text-properties fo:color="#b45f06" fo:font-size="12pt" style:font-size-asian="12pt" style:font-size-complex="12pt"/>
    </style:style>
    <style:style style:name="T8_12" style:family="text">
      <style:text-properties fo:color="#b45f06" fo:font-size="12pt" style:font-size-asian="12pt" style:font-size-complex="12pt"/>
    </style:style>
    <style:style style:name="T8_13" style:family="text">
      <style:text-properties fo:color="#b45f06" fo:font-size="12pt" style:font-size-asian="12pt" style:font-size-complex="12pt"/>
    </style:style>
    <style:style style:name="T8_14" style:family="text">
      <style:text-properties fo:color="#b45f06" fo:font-size="12pt" style:font-size-asian="12pt" style:font-size-complex="12pt"/>
    </style:style>
    <style:style style:name="T8_15" style:family="text">
      <style:text-properties fo:color="#b45f06" fo:font-size="12pt" style:font-size-asian="12pt" style:font-size-complex="12pt"/>
    </style:style>
    <style:style style:name="T8_16" style:family="text">
      <style:text-properties fo:color="#b45f06" fo:font-size="12pt" style:font-size-asian="12pt" style:font-size-complex="12pt"/>
    </style:style>
    <style:style style:name="T8_17" style:family="text">
      <style:text-properties fo:color="#b45f06" fo:font-size="12pt" style:font-size-asian="12pt" style:font-size-complex="12pt"/>
    </style:style>
    <style:style style:name="T8_18" style:family="text">
      <style:text-properties fo:color="#b45f06" fo:font-size="12pt" style:font-size-asian="12pt" style:font-size-complex="12pt"/>
    </style:style>
    <style:style style:name="T8_19" style:family="text">
      <style:text-properties fo:color="#b45f06" fo:font-size="12pt" style:font-size-asian="12pt" style:font-size-complex="12pt"/>
    </style:style>
    <style:style style:name="T8_20" style:family="text">
      <style:text-properties fo:color="#b45f06" fo:font-size="12pt" style:font-size-asian="12pt" style:font-size-complex="12pt"/>
    </style:style>
    <style:style style:name="T8_21" style:family="text">
      <style:text-properties fo:color="#b45f06" fo:font-size="12pt" style:font-size-asian="12pt" style:font-size-complex="12pt"/>
    </style:style>
    <style:style style:name="T8_22" style:family="text">
      <style:text-properties fo:color="#b45f06" fo:font-size="12pt" style:font-size-asian="12pt" style:font-size-complex="12pt"/>
    </style:style>
    <style:style style:name="T8_23" style:family="text">
      <style:text-properties fo:color="#b45f06" fo:font-size="12pt" style:font-size-asian="12pt" style:font-size-complex="12pt"/>
    </style:style>
    <style:style style:name="T8_24" style:family="text">
      <style:text-properties fo:color="#b45f06" fo:font-size="12pt" style:font-size-asian="12pt" style:font-size-complex="12pt"/>
    </style:style>
    <style:style style:name="T8_25" style:family="text">
      <style:text-properties fo:color="#b45f06" fo:font-size="12pt" style:font-size-asian="12pt" style:font-size-complex="12pt"/>
    </style:style>
    <style:style style:name="T8_26" style:family="text">
      <style:text-properties fo:color="#b45f06" fo:font-size="12pt" style:font-size-asian="12pt" style:font-size-complex="12pt"/>
    </style:style>
    <style:style style:name="T8_27" style:family="text">
      <style:text-properties fo:color="#b45f06" fo:font-size="12pt" style:font-size-asian="12pt" style:font-size-complex="12pt"/>
    </style:style>
    <style:style style:name="T8_28" style:family="text">
      <style:text-properties fo:color="#b45f06" fo:font-size="12pt" style:font-size-asian="12pt" style:font-size-complex="12pt"/>
    </style:style>
    <style:style style:name="T8_29" style:family="text">
      <style:text-properties fo:color="#b45f06" fo:font-size="12pt" style:font-size-asian="12pt" style:font-size-complex="12pt"/>
    </style:style>
    <style:style style:name="T8_30" style:family="text">
      <style:text-properties fo:color="#b45f06" fo:font-size="12pt" style:font-size-asian="12pt" style:font-size-complex="12pt"/>
    </style:style>
    <style:style style:name="T8_31" style:family="text">
      <style:text-properties fo:color="#b45f06" fo:font-size="12pt" style:font-size-asian="12pt" style:font-size-complex="12pt"/>
    </style:style>
    <style:style style:name="T8_32" style:family="text">
      <style:text-properties fo:color="#b45f06" fo:font-size="12pt" style:font-size-asian="12pt" style:font-size-complex="12pt"/>
    </style:style>
    <style:style style:name="T8_33" style:family="text">
      <style:text-properties fo:color="#b45f06" fo:font-size="12pt" style:font-size-asian="12pt" style:font-size-complex="12pt"/>
    </style:style>
    <style:style style:name="T8_34" style:family="text">
      <style:text-properties fo:color="#b45f06" fo:font-size="12pt" style:font-size-asian="12pt" style:font-size-complex="12pt"/>
    </style:style>
    <style:style style:name="T8_35" style:family="text">
      <style:text-properties fo:color="#b45f06" fo:font-size="12pt" style:font-size-asian="12pt" style:font-size-complex="12pt"/>
    </style:style>
    <style:style style:name="T8_36" style:family="text">
      <style:text-properties fo:color="#b45f06" fo:font-size="12pt" style:font-size-asian="12pt" style:font-size-complex="12pt"/>
    </style:style>
    <style:style style:name="T8_37" style:family="text">
      <style:text-properties fo:color="#b45f06" fo:font-size="12pt" style:font-size-asian="12pt" style:font-size-complex="12pt"/>
    </style:style>
    <style:style style:name="T8_38" style:family="text">
      <style:text-properties fo:color="#b45f06" fo:font-size="12pt" style:font-size-asian="12pt" style:font-size-complex="12pt"/>
    </style:style>
    <style:style style:name="T8_39" style:family="text">
      <style:text-properties fo:color="#b45f06" fo:font-size="12pt" style:font-size-asian="12pt" style:font-size-complex="12pt"/>
    </style:style>
    <style:style style:name="T8_40" style:family="text">
      <style:text-properties fo:color="#b45f06" fo:font-size="12pt" style:font-size-asian="12pt" style:font-size-complex="12pt"/>
    </style:style>
    <style:style style:name="T8_41" style:family="text">
      <style:text-properties fo:color="#b45f06" fo:font-size="12pt" style:font-size-asian="12pt" style:font-size-complex="12pt"/>
    </style:style>
    <style:style style:name="T8_42" style:family="text">
      <style:text-properties fo:color="#b45f06" fo:font-size="12pt" style:font-size-asian="12pt" style:font-size-complex="12pt"/>
    </style:style>
    <style:style style:name="T8_43" style:family="text">
      <style:text-properties fo:color="#b45f06" fo:font-size="12pt" style:font-size-asian="12pt" style:font-size-complex="12pt"/>
    </style:style>
    <style:style style:name="T8_44" style:family="text">
      <style:text-properties fo:color="#b45f06"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  <style:text-properties fo:color="#b45f06" fo:font-size="12pt" style:font-size-asian="12pt" style:font-size-complex="12pt"/>
    </style:style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>
      <style:text-properties fo:color="#b45f06" fo:font-size="12pt" style:font-size-asian="12pt" style:font-size-complex="12pt"/>
    </style:style>
    <style:style style:name="T10_2" style:family="text">
      <style:text-properties fo:color="#b45f06" fo:font-size="12pt" style:font-size-asian="12pt" style:font-size-complex="12pt"/>
    </style:style>
    <style:style style:name="T10_3" style:family="text">
      <style:text-properties fo:color="#b45f06" fo:font-size="12pt" style:font-size-asian="12pt" style:font-size-complex="12pt"/>
    </style:style>
    <style:style style:name="T10_4" style:family="text">
      <style:text-properties fo:color="#b45f06" fo:font-size="12pt" style:font-size-asian="12pt" style:font-size-complex="12pt"/>
    </style:style>
    <style:style style:name="T10_5" style:family="text">
      <style:text-properties fo:color="#b45f06" fo:font-size="12pt" style:font-size-asian="12pt" style:font-size-complex="12pt"/>
    </style:style>
    <style:style style:name="T10_6" style:family="text">
      <style:text-properties fo:color="#b45f06" fo:font-size="12pt" style:font-size-asian="12pt" style:font-size-complex="12pt"/>
    </style:style>
    <style:style style:name="T10_7" style:family="text">
      <style:text-properties fo:color="#b45f06" fo:font-size="12pt" style:font-size-asian="12pt" style:font-size-complex="12pt"/>
    </style:style>
    <style:style style:name="T10_8" style:family="text">
      <style:text-properties fo:color="#b45f06" fo:font-size="12pt" style:font-size-asian="12pt" style:font-size-complex="12pt"/>
    </style:style>
    <style:style style:name="T10_9" style:family="text">
      <style:text-properties fo:color="#b45f06" fo:font-size="12pt" style:font-size-asian="12pt" style:font-size-complex="12pt"/>
    </style:style>
    <style:style style:name="T10_10" style:family="text">
      <style:text-properties fo:color="#b45f06" fo:font-size="12pt" style:font-size-asian="12pt" style:font-size-complex="12pt"/>
    </style:style>
    <style:style style:name="T10_11" style:family="text">
      <style:text-properties fo:color="#b45f06" fo:font-size="12pt" style:font-size-asian="12pt" style:font-size-complex="12pt"/>
    </style:style>
    <style:style style:name="T10_12" style:family="text">
      <style:text-properties fo:color="#b45f06" fo:font-size="12pt" style:font-size-asian="12pt" style:font-size-complex="12pt"/>
    </style:style>
    <style:style style:name="T10_13" style:family="text">
      <style:text-properties fo:color="#b45f06" fo:font-size="12pt" style:font-size-asian="12pt" style:font-size-complex="12pt"/>
    </style:style>
    <style:style style:name="T10_14" style:family="text">
      <style:text-properties fo:color="#b45f06" fo:font-size="12pt" style:font-size-asian="12pt" style:font-size-complex="12pt"/>
    </style:style>
    <style:style style:name="T10_15" style:family="text">
      <style:text-properties fo:color="#b45f06" fo:font-size="12pt" style:font-size-asian="12pt" style:font-size-complex="12pt"/>
    </style:style>
    <style:style style:name="T10_16" style:family="text">
      <style:text-properties fo:color="#b45f06" fo:font-size="12pt" style:font-size-asian="12pt" style:font-size-complex="12pt"/>
    </style:style>
    <style:style style:name="T10_17" style:family="text">
      <style:text-properties fo:color="#b45f06" fo:font-size="12pt" style:font-size-asian="12pt" style:font-size-complex="12pt"/>
    </style:style>
    <style:style style:name="T10_18" style:family="text">
      <style:text-properties fo:color="#b45f06" fo:font-size="12pt" style:font-size-asian="12pt" style:font-size-complex="12pt"/>
    </style:style>
    <style:style style:name="T10_19" style:family="text">
      <style:text-properties fo:color="#b45f06" fo:font-size="12pt" style:font-size-asian="12pt" style:font-size-complex="12pt"/>
    </style:style>
    <style:style style:name="T10_20" style:family="text">
      <style:text-properties fo:color="#b45f06" fo:font-size="12pt" style:font-size-asian="12pt" style:font-size-complex="12pt"/>
    </style:style>
    <style:style style:name="T10_21" style:family="text">
      <style:text-properties fo:color="#b45f06" fo:font-size="12pt" style:font-size-asian="12pt" style:font-size-complex="12pt"/>
    </style:style>
    <style:style style:name="T10_22" style:family="text">
      <style:text-properties fo:color="#b45f06" fo:font-size="12pt" style:font-size-asian="12pt" style:font-size-complex="12pt"/>
    </style:style>
    <style:style style:name="T10_23" style:family="text">
      <style:text-properties fo:color="#b45f06" fo:font-size="12pt" style:font-size-asian="12pt" style:font-size-complex="12pt"/>
    </style:style>
    <style:style style:name="T10_24" style:family="text">
      <style:text-properties fo:color="#b45f06" fo:font-size="12pt" style:font-size-asian="12pt" style:font-size-complex="12pt"/>
    </style:style>
    <style:style style:name="T10_25" style:family="text">
      <style:text-properties fo:color="#b45f06" fo:font-size="12pt" style:font-size-asian="12pt" style:font-size-complex="12pt"/>
    </style:style>
    <style:style style:name="T10_26" style:family="text">
      <style:text-properties fo:color="#b45f06" fo:font-size="12pt" style:font-size-asian="12pt" style:font-size-complex="12pt"/>
    </style:style>
    <style:style style:name="T10_27" style:family="text">
      <style:text-properties fo:color="#b45f06" fo:font-size="12pt" style:font-size-asian="12pt" style:font-size-complex="12pt"/>
    </style:style>
    <style:style style:name="T10_28" style:family="text">
      <style:text-properties fo:color="#b45f06" fo:font-size="12pt" style:font-size-asian="12pt" style:font-size-complex="12pt"/>
    </style:style>
    <style:style style:name="T10_29" style:family="text">
      <style:text-properties fo:color="#b45f06" fo:font-size="12pt" style:font-size-asian="12pt" style:font-size-complex="12pt"/>
    </style:style>
    <style:style style:name="T10_30" style:family="text">
      <style:text-properties fo:color="#b45f06" fo:font-size="12pt" style:font-size-asian="12pt" style:font-size-complex="12pt"/>
    </style:style>
    <style:style style:name="T10_31" style:family="text">
      <style:text-properties fo:color="#b45f06" fo:font-size="12pt" style:font-size-asian="12pt" style:font-size-complex="12pt"/>
    </style:style>
    <style:style style:name="T10_32" style:family="text">
      <style:text-properties fo:color="#b45f06" fo:font-size="12pt" style:font-size-asian="12pt" style:font-size-complex="12pt"/>
    </style:style>
    <style:style style:name="T10_33" style:family="text">
      <style:text-properties fo:color="#b45f06" fo:font-size="12pt" style:font-size-asian="12pt" style:font-size-complex="12pt"/>
    </style:style>
    <style:style style:name="T10_34" style:family="text">
      <style:text-properties fo:color="#b45f06" fo:font-size="12pt" style:font-size-asian="12pt" style:font-size-complex="12pt"/>
    </style:style>
    <style:style style:name="T10_35" style:family="text">
      <style:text-properties fo:color="#b45f06" fo:font-size="12pt" style:font-size-asian="12pt" style:font-size-complex="12pt"/>
    </style:style>
    <style:style style:name="T10_36" style:family="text">
      <style:text-properties fo:color="#b45f06" fo:font-size="12pt" style:font-size-asian="12pt" style:font-size-complex="12pt"/>
    </style:style>
    <style:style style:name="T10_37" style:family="text">
      <style:text-properties fo:color="#b45f06" fo:font-size="12pt" style:font-size-asian="12pt" style:font-size-complex="12pt"/>
    </style:style>
    <style:style style:name="T10_38" style:family="text">
      <style:text-properties fo:color="#b45f06" fo:font-size="12pt" style:font-size-asian="12pt" style:font-size-complex="12pt"/>
    </style:style>
    <style:style style:name="T10_39" style:family="text">
      <style:text-properties fo:color="#b45f06" fo:font-size="12pt" style:font-size-asian="12pt" style:font-size-complex="12pt"/>
    </style:style>
    <style:style style:name="T10_40" style:family="text">
      <style:text-properties fo:color="#b45f06" fo:font-size="12pt" style:font-size-asian="12pt" style:font-size-complex="12pt"/>
    </style:style>
    <style:style style:name="T10_41" style:family="text">
      <style:text-properties fo:color="#b45f06" fo:font-size="12pt" style:font-size-asian="12pt" style:font-size-complex="12pt"/>
    </style:style>
    <style:style style:name="T10_42" style:family="text">
      <style:text-properties fo:color="#b45f06" fo:font-size="12pt" style:font-size-asian="12pt" style:font-size-complex="12pt"/>
    </style:style>
    <style:style style:name="T10_43" style:family="text">
      <style:text-properties fo:color="#b45f06" fo:font-size="12pt" style:font-size-asian="12pt" style:font-size-complex="12pt"/>
    </style:style>
    <style:style style:name="T10_44" style:family="text">
      <style:text-properties fo:color="#b45f06" fo:font-size="12pt" style:font-size-asian="12pt" style:font-size-complex="12pt"/>
    </style:style>
    <style:style style:name="T10_45" style:family="text">
      <style:text-properties fo:color="#b45f06" fo:font-size="12pt" style:font-size-asian="12pt" style:font-size-complex="12pt"/>
    </style:style>
    <style:style style:name="T10_46" style:family="text">
      <style:text-properties fo:color="#b45f06" fo:font-size="12pt" style:font-size-asian="12pt" style:font-size-complex="12pt"/>
    </style:style>
    <style:style style:name="T10_47" style:family="text">
      <style:text-properties fo:color="#b45f06" fo:font-size="12pt" style:font-size-asian="12pt" style:font-size-complex="12pt"/>
    </style:style>
    <style:style style:name="T10_48" style:family="text">
      <style:text-properties fo:color="#b45f06" fo:font-size="12pt" style:font-size-asian="12pt" style:font-size-complex="12pt"/>
    </style:style>
    <style:style style:name="T10_49" style:family="text">
      <style:text-properties fo:color="#b45f06" fo:font-size="12pt" style:font-size-asian="12pt" style:font-size-complex="12pt"/>
    </style:style>
    <style:style style:name="T10_50" style:family="text">
      <style:text-properties fo:color="#b45f06" fo:font-size="12pt" style:font-size-asian="12pt" style:font-size-complex="12pt"/>
    </style:style>
    <style:style style:name="T10_51" style:family="text">
      <style:text-properties fo:color="#b45f06" fo:font-size="12pt" style:font-size-asian="12pt" style:font-size-complex="12pt"/>
    </style:style>
    <style:style style:name="T10_52" style:family="text">
      <style:text-properties fo:color="#b45f06" fo:font-size="12pt" style:font-size-asian="12pt" style:font-size-complex="12pt"/>
    </style:style>
    <style:style style:name="T10_53" style:family="text">
      <style:text-properties fo:color="#b45f06" fo:font-size="12pt" style:font-size-asian="12pt" style:font-size-complex="12pt"/>
    </style:style>
    <style:style style:name="T10_54" style:family="text">
      <style:text-properties fo:color="#b45f06" fo:font-size="12pt" style:font-size-asian="12pt" style:font-size-complex="12pt"/>
    </style:style>
    <style:style style:name="T10_55" style:family="text">
      <style:text-properties fo:color="#b45f06" fo:font-size="12pt" style:font-size-asian="12pt" style:font-size-complex="12pt"/>
    </style:style>
    <style:style style:name="T10_56" style:family="text">
      <style:text-properties fo:color="#b45f06" fo:font-size="12pt" style:font-size-asian="12pt" style:font-size-complex="12pt"/>
    </style:style>
    <style:style style:name="T10_57" style:family="text">
      <style:text-properties fo:color="#b45f06" fo:font-size="12pt" style:font-size-asian="12pt" style:font-size-complex="12pt"/>
    </style:style>
    <style:style style:name="T10_58" style:family="text">
      <style:text-properties fo:color="#b45f06" fo:font-size="12pt" style:font-size-asian="12pt" style:font-size-complex="12pt"/>
    </style:style>
    <style:style style:name="T10_59" style:family="text">
      <style:text-properties fo:color="#b45f06" fo:font-size="12pt" style:font-size-asian="12pt" style:font-size-complex="12pt"/>
    </style:style>
    <style:style style:name="T10_60" style:family="text">
      <style:text-properties fo:color="#b45f06" fo:font-size="12pt" style:font-size-asian="12pt" style:font-size-complex="12pt"/>
    </style:style>
    <style:style style:name="T10_61" style:family="text">
      <style:text-properties fo:color="#b45f06" fo:font-size="12pt" style:font-size-asian="12pt" style:font-size-complex="12pt"/>
    </style:style>
    <style:style style:name="T10_62" style:family="text">
      <style:text-properties fo:color="#b45f06" fo:font-size="12pt" style:font-size-asian="12pt" style:font-size-complex="12pt"/>
    </style:style>
    <style:style style:name="T10_63" style:family="text">
      <style:text-properties fo:color="#b45f06" fo:font-size="12pt" style:font-size-asian="12pt" style:font-size-complex="12pt"/>
    </style:style>
    <style:style style:name="T10_64" style:family="text">
      <style:text-properties fo:color="#b45f06" fo:font-size="12pt" style:font-size-asian="12pt" style:font-size-complex="12pt"/>
    </style:style>
    <style:style style:name="T10_65" style:family="text">
      <style:text-properties fo:color="#b45f06" fo:font-size="12pt" style:font-size-asian="12pt" style:font-size-complex="12pt"/>
    </style:style>
    <style:style style:name="T10_66" style:family="text">
      <style:text-properties fo:color="#b45f06" fo:font-size="12pt" style:font-size-asian="12pt" style:font-size-complex="12pt"/>
    </style:style>
    <style:style style:name="T10_67" style:family="text">
      <style:text-properties fo:color="#b45f06" fo:font-size="12pt" style:font-size-asian="12pt" style:font-size-complex="12pt"/>
    </style:style>
    <style:style style:name="T10_68" style:family="text">
      <style:text-properties fo:color="#b45f06" fo:font-size="12pt" style:font-size-asian="12pt" style:font-size-complex="12pt"/>
    </style:style>
    <style:style style:name="T10_69" style:family="text">
      <style:text-properties fo:color="#b45f06" fo:font-size="12pt" style:font-size-asian="12pt" style:font-size-complex="12pt"/>
    </style:style>
    <style:style style:name="T10_70" style:family="text">
      <style:text-properties fo:color="#b45f06" fo:font-size="12pt" style:font-size-asian="12pt" style:font-size-complex="12pt"/>
    </style:style>
    <style:style style:name="T10_71" style:family="text">
      <style:text-properties fo:color="#b45f06" fo:font-size="12pt" style:font-size-asian="12pt" style:font-size-complex="12pt"/>
    </style:style>
    <style:style style:name="T10_72" style:family="text">
      <style:text-properties fo:color="#b45f06" fo:font-size="12pt" style:font-size-asian="12pt" style:font-size-complex="12pt"/>
    </style:style>
    <style:style style:name="T10_73" style:family="text">
      <style:text-properties fo:color="#b45f06" fo:font-size="12pt" style:font-size-asian="12pt" style:font-size-complex="12pt"/>
    </style:style>
    <style:style style:name="T10_74" style:family="text">
      <style:text-properties fo:color="#b45f06" fo:font-size="12pt" style:font-size-asian="12pt" style:font-size-complex="12pt"/>
    </style:style>
    <style:style style:name="T10_75" style:family="text">
      <style:text-properties fo:color="#b45f06" fo:font-size="12pt" style:font-size-asian="12pt" style:font-size-complex="12pt"/>
    </style:style>
    <style:style style:name="T10_76" style:family="text">
      <style:text-properties fo:color="#b45f06" fo:font-size="12pt" style:font-size-asian="12pt" style:font-size-complex="12pt"/>
    </style:style>
    <style:style style:name="T10_77" style:family="text">
      <style:text-properties fo:color="#b45f06" fo:font-size="12pt" style:font-size-asian="12pt" style:font-size-complex="12pt"/>
    </style:style>
    <style:style style:name="T10_78" style:family="text">
      <style:text-properties fo:color="#b45f06" fo:font-size="12pt" style:font-size-asian="12pt" style:font-size-complex="12pt"/>
    </style:style>
    <style:style style:name="T10_79" style:family="text">
      <style:text-properties fo:color="#b45f06" fo:font-size="12pt" style:font-size-asian="12pt" style:font-size-complex="12pt"/>
    </style:style>
    <style:style style:name="T10_80" style:family="text">
      <style:text-properties fo:color="#b45f06" fo:font-size="12pt" style:font-size-asian="12pt" style:font-size-complex="12pt"/>
    </style:style>
    <style:style style:name="T10_81" style:family="text">
      <style:text-properties fo:color="#b45f06" fo:font-size="12pt" style:font-size-asian="12pt" style:font-size-complex="12pt"/>
    </style:style>
    <style:style style:name="T10_82" style:family="text">
      <style:text-properties fo:color="#b45f06" fo:font-size="12pt" style:font-size-asian="12pt" style:font-size-complex="12pt"/>
    </style:style>
    <style:style style:name="T10_83" style:family="text">
      <style:text-properties fo:color="#b45f06" fo:font-size="12pt" style:font-size-asian="12pt" style:font-size-complex="12pt"/>
    </style:style>
    <style:style style:name="T10_84" style:family="text">
      <style:text-properties fo:color="#b45f06" fo:font-size="12pt" style:font-size-asian="12pt" style:font-size-complex="12pt"/>
    </style:style>
    <style:style style:name="T10_85" style:family="text">
      <style:text-properties fo:color="#b45f06" fo:font-size="12pt" style:font-size-asian="12pt" style:font-size-complex="12pt"/>
    </style:style>
    <style:style style:name="T10_86" style:family="text">
      <style:text-properties fo:color="#b45f06" fo:font-size="12pt" style:font-size-asian="12pt" style:font-size-complex="12pt"/>
    </style:style>
    <style:style style:name="T10_87" style:family="text">
      <style:text-properties fo:color="#b45f06" fo:font-size="12pt" style:font-size-asian="12pt" style:font-size-complex="12pt"/>
    </style:style>
    <style:style style:name="T10_88" style:family="text">
      <style:text-properties fo:color="#b45f06"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color="#b45f06" fo:font-size="12pt" style:font-size-asian="12pt" style:font-size-complex="12pt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>
      <style:text-properties fo:color="#b45f06" fo:font-size="12pt" style:font-size-asian="12pt" style:font-size-complex="12pt"/>
    </style:style>
    <style:style style:name="T12_2" style:family="text">
      <style:text-properties fo:color="#b45f06" fo:font-size="12pt" style:font-size-asian="12pt" style:font-size-complex="12pt"/>
    </style:style>
    <style:style style:name="T12_3" style:family="text">
      <style:text-properties fo:color="#b45f06" fo:font-size="12pt" style:font-size-asian="12pt" style:font-size-complex="12pt"/>
    </style:style>
    <style:style style:name="T12_4" style:family="text">
      <style:text-properties fo:color="#b45f06" fo:font-size="12pt" style:font-size-asian="12pt" style:font-size-complex="12pt"/>
    </style:style>
    <style:style style:name="T12_5" style:family="text">
      <style:text-properties fo:color="#b45f06" fo:font-size="12pt" style:font-size-asian="12pt" style:font-size-complex="12pt"/>
    </style:style>
    <style:style style:name="T12_6" style:family="text">
      <style:text-properties fo:color="#b45f06" fo:font-size="12pt" style:font-size-asian="12pt" style:font-size-complex="12pt"/>
    </style:style>
    <style:style style:name="T12_7" style:family="text">
      <style:text-properties fo:color="#b45f06" fo:font-size="12pt" style:font-size-asian="12pt" style:font-size-complex="12pt"/>
    </style:style>
    <style:style style:name="T12_8" style:family="text">
      <style:text-properties fo:color="#b45f06" fo:font-size="12pt" style:font-size-asian="12pt" style:font-size-complex="12pt"/>
    </style:style>
    <style:style style:name="T12_9" style:family="text">
      <style:text-properties fo:color="#b45f06" fo:font-size="12pt" style:font-size-asian="12pt" style:font-size-complex="12pt"/>
    </style:style>
    <style:style style:name="T12_10" style:family="text">
      <style:text-properties fo:color="#b45f06" fo:font-size="12pt" style:font-size-asian="12pt" style:font-size-complex="12pt"/>
    </style:style>
    <style:style style:name="T12_11" style:family="text">
      <style:text-properties fo:color="#b45f06" fo:font-size="12pt" style:font-size-asian="12pt" style:font-size-complex="12pt"/>
    </style:style>
    <style:style style:name="T12_12" style:family="text">
      <style:text-properties fo:color="#b45f06" fo:font-size="12pt" style:font-size-asian="12pt" style:font-size-complex="12pt"/>
    </style:style>
    <style:style style:name="T12_13" style:family="text">
      <style:text-properties fo:color="#b45f06" fo:font-size="12pt" style:font-size-asian="12pt" style:font-size-complex="12pt"/>
    </style:style>
    <style:style style:name="T12_14" style:family="text">
      <style:text-properties fo:color="#b45f06" fo:font-size="12pt" style:font-size-asian="12pt" style:font-size-complex="12pt"/>
    </style:style>
    <style:style style:name="T12_15" style:family="text">
      <style:text-properties fo:color="#b45f06" fo:font-size="12pt" style:font-size-asian="12pt" style:font-size-complex="12pt"/>
    </style:style>
    <style:style style:name="T12_16" style:family="text">
      <style:text-properties fo:color="#b45f06" fo:font-size="12pt" style:font-size-asian="12pt" style:font-size-complex="12pt"/>
    </style:style>
    <style:style style:name="T12_17" style:family="text">
      <style:text-properties fo:color="#b45f06" fo:font-size="12pt" style:font-size-asian="12pt" style:font-size-complex="12pt"/>
    </style:style>
    <style:style style:name="T12_18" style:family="text">
      <style:text-properties fo:color="#b45f06" fo:font-size="12pt" style:font-size-asian="12pt" style:font-size-complex="12pt"/>
    </style:style>
    <style:style style:name="T12_19" style:family="text">
      <style:text-properties fo:color="#b45f06" fo:font-size="12pt" style:font-size-asian="12pt" style:font-size-complex="12pt"/>
    </style:style>
    <style:style style:name="T12_20" style:family="text">
      <style:text-properties fo:color="#b45f06" fo:font-size="12pt" style:font-size-asian="12pt" style:font-size-complex="12pt"/>
    </style:style>
    <style:style style:name="T12_21" style:family="text">
      <style:text-properties fo:color="#b45f06" fo:font-size="12pt" style:font-size-asian="12pt" style:font-size-complex="12pt"/>
    </style:style>
    <style:style style:name="T12_22" style:family="text">
      <style:text-properties fo:color="#b45f06" fo:font-size="12pt" style:font-size-asian="12pt" style:font-size-complex="12pt"/>
    </style:style>
    <style:style style:name="T12_23" style:family="text">
      <style:text-properties fo:color="#b45f06" fo:font-size="12pt" style:font-size-asian="12pt" style:font-size-complex="12pt"/>
    </style:style>
    <style:style style:name="T12_24" style:family="text">
      <style:text-properties fo:color="#b45f06" fo:font-size="12pt" style:font-size-asian="12pt" style:font-size-complex="12pt"/>
    </style:style>
    <style:style style:name="T12_25" style:family="text">
      <style:text-properties fo:color="#b45f06" fo:font-size="12pt" style:font-size-asian="12pt" style:font-size-complex="12pt"/>
    </style:style>
    <style:style style:name="T12_26" style:family="text">
      <style:text-properties fo:color="#b45f06" fo:font-size="12pt" style:font-size-asian="12pt" style:font-size-complex="12pt"/>
    </style:style>
    <style:style style:name="T12_27" style:family="text">
      <style:text-properties fo:color="#b45f06" fo:font-size="12pt" style:font-size-asian="12pt" style:font-size-complex="12pt"/>
    </style:style>
    <style:style style:name="T12_28" style:family="text">
      <style:text-properties fo:color="#b45f06" fo:font-size="12pt" style:font-size-asian="12pt" style:font-size-complex="12pt"/>
    </style:style>
    <style:style style:name="T12_29" style:family="text">
      <style:text-properties fo:color="#b45f06" fo:font-size="12pt" style:font-size-asian="12pt" style:font-size-complex="12pt"/>
    </style:style>
    <style:style style:name="T12_30" style:family="text">
      <style:text-properties fo:color="#b45f06" fo:font-size="12pt" style:font-size-asian="12pt" style:font-size-complex="12pt"/>
    </style:style>
    <style:style style:name="T12_31" style:family="text">
      <style:text-properties fo:color="#b45f06" fo:font-size="12pt" style:font-size-asian="12pt" style:font-size-complex="12pt"/>
    </style:style>
    <style:style style:name="T12_32" style:family="text">
      <style:text-properties fo:color="#b45f06" fo:font-size="12pt" style:font-size-asian="12pt" style:font-size-complex="12pt"/>
    </style:style>
    <style:style style:name="T12_33" style:family="text">
      <style:text-properties fo:color="#b45f06" fo:font-size="12pt" style:font-size-asian="12pt" style:font-size-complex="12pt"/>
    </style:style>
    <style:style style:name="T12_34" style:family="text">
      <style:text-properties fo:color="#b45f06" fo:font-size="12pt" style:font-size-asian="12pt" style:font-size-complex="12pt"/>
    </style:style>
    <style:style style:name="T12_35" style:family="text">
      <style:text-properties fo:color="#b45f06" fo:font-size="12pt" style:font-size-asian="12pt" style:font-size-complex="12pt"/>
    </style:style>
    <style:style style:name="T12_36" style:family="text">
      <style:text-properties fo:color="#b45f06" fo:font-size="12pt" style:font-size-asian="12pt" style:font-size-complex="12pt"/>
    </style:style>
    <style:style style:name="T12_37" style:family="text">
      <style:text-properties fo:color="#b45f06" fo:font-size="12pt" style:font-size-asian="12pt" style:font-size-complex="12pt"/>
    </style:style>
    <style:style style:name="T12_38" style:family="text">
      <style:text-properties fo:color="#b45f06" fo:font-size="12pt" style:font-size-asian="12pt" style:font-size-complex="12pt"/>
    </style:style>
    <style:style style:name="T12_39" style:family="text">
      <style:text-properties fo:color="#b45f06" fo:font-size="12pt" style:font-size-asian="12pt" style:font-size-complex="12pt"/>
    </style:style>
    <style:style style:name="T12_40" style:family="text">
      <style:text-properties fo:color="#b45f06" fo:font-size="12pt" style:font-size-asian="12pt" style:font-size-complex="12pt"/>
    </style:style>
    <style:style style:name="T12_41" style:family="text">
      <style:text-properties fo:color="#b45f06" fo:font-size="12pt" style:font-size-asian="12pt" style:font-size-complex="12pt"/>
    </style:style>
    <style:style style:name="T12_42" style:family="text">
      <style:text-properties fo:color="#b45f06" fo:font-size="12pt" style:font-size-asian="12pt" style:font-size-complex="12pt"/>
    </style:style>
    <style:style style:name="T12_43" style:family="text">
      <style:text-properties fo:color="#b45f06" fo:font-size="12pt" style:font-size-asian="12pt" style:font-size-complex="12pt"/>
    </style:style>
    <style:style style:name="T12_44" style:family="text">
      <style:text-properties fo:color="#b45f06" fo:font-size="12pt" style:font-size-asian="12pt" style:font-size-complex="12pt"/>
    </style:style>
    <style:style style:name="T12_45" style:family="text">
      <style:text-properties fo:color="#b45f06" fo:font-size="12pt" style:font-size-asian="12pt" style:font-size-complex="12pt"/>
    </style:style>
    <style:style style:name="T12_46" style:family="text">
      <style:text-properties fo:color="#b45f06" fo:font-size="12pt" style:font-size-asian="12pt" style:font-size-complex="12pt"/>
    </style:style>
    <style:style style:name="T12_47" style:family="text">
      <style:text-properties fo:color="#b45f06" fo:font-size="12pt" style:font-size-asian="12pt" style:font-size-complex="12pt"/>
    </style:style>
    <style:style style:name="T12_48" style:family="text">
      <style:text-properties fo:color="#b45f06" fo:font-size="12pt" style:font-size-asian="12pt" style:font-size-complex="12pt"/>
    </style:style>
    <style:style style:name="T12_49" style:family="text">
      <style:text-properties fo:color="#b45f06" fo:font-size="12pt" style:font-size-asian="12pt" style:font-size-complex="12pt"/>
    </style:style>
    <style:style style:name="T12_50" style:family="text">
      <style:text-properties fo:color="#b45f06" fo:font-size="12pt" style:font-size-asian="12pt" style:font-size-complex="12pt"/>
    </style:style>
    <style:style style:name="T12_51" style:family="text">
      <style:text-properties fo:color="#b45f06" fo:font-size="12pt" style:font-size-asian="12pt" style:font-size-complex="12pt"/>
    </style:style>
    <style:style style:name="T12_52" style:family="text">
      <style:text-properties fo:color="#b45f06" fo:font-size="12pt" style:font-size-asian="12pt" style:font-size-complex="12pt"/>
    </style:style>
    <style:style style:name="T12_53" style:family="text">
      <style:text-properties fo:color="#b45f06" fo:font-size="12pt" style:font-size-asian="12pt" style:font-size-complex="12pt"/>
    </style:style>
    <style:style style:name="T12_54" style:family="text">
      <style:text-properties fo:color="#b45f06" fo:font-size="12pt" style:font-size-asian="12pt" style:font-size-complex="12pt"/>
    </style:style>
    <style:style style:name="T12_55" style:family="text">
      <style:text-properties fo:color="#b45f06" fo:font-size="12pt" style:font-size-asian="12pt" style:font-size-complex="12pt"/>
    </style:style>
    <style:style style:name="T12_56" style:family="text">
      <style:text-properties fo:color="#b45f06"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  <style:text-properties fo:color="#b45f06" fo:font-size="12pt" style:font-size-asian="12pt" style:font-size-complex="12pt"/>
    </style:style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>
      <style:text-properties fo:color="#b45f06" fo:font-size="12pt" style:font-size-asian="12pt" style:font-size-complex="12pt"/>
    </style:style>
    <style:style style:name="T14_2" style:family="text">
      <style:text-properties fo:color="#b45f06" fo:font-size="12pt" style:font-size-asian="12pt" style:font-size-complex="12pt"/>
    </style:style>
    <style:style style:name="T14_3" style:family="text">
      <style:text-properties fo:color="#b45f06" fo:font-size="12pt" style:font-size-asian="12pt" style:font-size-complex="12pt"/>
    </style:style>
    <style:style style:name="T14_4" style:family="text">
      <style:text-properties fo:color="#b45f06" fo:font-size="12pt" style:font-size-asian="12pt" style:font-size-complex="12pt"/>
    </style:style>
    <style:style style:name="T14_5" style:family="text">
      <style:text-properties fo:color="#b45f06" fo:font-size="12pt" style:font-size-asian="12pt" style:font-size-complex="12pt"/>
    </style:style>
    <style:style style:name="T14_6" style:family="text">
      <style:text-properties fo:color="#b45f06" fo:font-size="12pt" style:font-size-asian="12pt" style:font-size-complex="12pt"/>
    </style:style>
    <style:style style:name="T14_7" style:family="text">
      <style:text-properties fo:color="#b45f06" fo:font-size="12pt" style:font-size-asian="12pt" style:font-size-complex="12pt"/>
    </style:style>
    <style:style style:name="T14_8" style:family="text">
      <style:text-properties fo:color="#b45f06" fo:font-size="12pt" style:font-size-asian="12pt" style:font-size-complex="12pt"/>
    </style:style>
    <style:style style:name="T14_9" style:family="text">
      <style:text-properties fo:color="#b45f06" fo:font-size="12pt" style:font-size-asian="12pt" style:font-size-complex="12pt"/>
    </style:style>
    <style:style style:name="T14_10" style:family="text">
      <style:text-properties fo:color="#b45f06" fo:font-size="12pt" style:font-size-asian="12pt" style:font-size-complex="12pt"/>
    </style:style>
    <style:style style:name="T14_11" style:family="text">
      <style:text-properties fo:color="#b45f06" fo:font-size="12pt" style:font-size-asian="12pt" style:font-size-complex="12pt"/>
    </style:style>
    <style:style style:name="T14_12" style:family="text">
      <style:text-properties fo:color="#b45f06" fo:font-size="12pt" style:font-size-asian="12pt" style:font-size-complex="12pt"/>
    </style:style>
    <style:style style:name="T14_13" style:family="text">
      <style:text-properties fo:color="#b45f06" fo:font-size="12pt" style:font-size-asian="12pt" style:font-size-complex="12pt"/>
    </style:style>
    <style:style style:name="T14_14" style:family="text">
      <style:text-properties fo:color="#b45f06" fo:font-size="12pt" style:font-size-asian="12pt" style:font-size-complex="12pt"/>
    </style:style>
    <style:style style:name="T14_15" style:family="text">
      <style:text-properties fo:color="#b45f06" fo:font-size="12pt" style:font-size-asian="12pt" style:font-size-complex="12pt"/>
    </style:style>
    <style:style style:name="T14_16" style:family="text">
      <style:text-properties fo:color="#b45f06" fo:font-size="12pt" style:font-size-asian="12pt" style:font-size-complex="12pt"/>
    </style:style>
    <style:style style:name="T14_17" style:family="text">
      <style:text-properties fo:color="#b45f06" fo:font-size="12pt" style:font-size-asian="12pt" style:font-size-complex="12pt"/>
    </style:style>
    <style:style style:name="T14_18" style:family="text">
      <style:text-properties fo:color="#b45f06" fo:font-size="12pt" style:font-size-asian="12pt" style:font-size-complex="12pt"/>
    </style:style>
    <style:style style:name="T14_19" style:family="text">
      <style:text-properties fo:color="#b45f06" fo:font-size="12pt" style:font-size-asian="12pt" style:font-size-complex="12pt"/>
    </style:style>
    <style:style style:name="T14_20" style:family="text">
      <style:text-properties fo:color="#b45f06" fo:font-size="12pt" style:font-size-asian="12pt" style:font-size-complex="12pt"/>
    </style:style>
    <style:style style:name="T14_21" style:family="text">
      <style:text-properties fo:color="#b45f06" fo:font-size="12pt" style:font-size-asian="12pt" style:font-size-complex="12pt"/>
    </style:style>
    <style:style style:name="T14_22" style:family="text">
      <style:text-properties fo:color="#b45f06" fo:font-size="12pt" style:font-size-asian="12pt" style:font-size-complex="12pt"/>
    </style:style>
    <style:style style:name="T14_23" style:family="text">
      <style:text-properties fo:color="#b45f06" fo:font-size="12pt" style:font-size-asian="12pt" style:font-size-complex="12pt"/>
    </style:style>
    <style:style style:name="T14_24" style:family="text">
      <style:text-properties fo:color="#b45f06" fo:font-size="12pt" style:font-size-asian="12pt" style:font-size-complex="12pt"/>
    </style:style>
    <style:style style:name="T14_25" style:family="text">
      <style:text-properties fo:color="#b45f06" fo:font-size="12pt" style:font-size-asian="12pt" style:font-size-complex="12pt"/>
    </style:style>
    <style:style style:name="T14_26" style:family="text">
      <style:text-properties fo:color="#b45f06" fo:font-size="12pt" style:font-size-asian="12pt" style:font-size-complex="12pt"/>
    </style:style>
    <style:style style:name="T14_27" style:family="text">
      <style:text-properties fo:color="#b45f06" fo:font-size="12pt" style:font-size-asian="12pt" style:font-size-complex="12pt"/>
    </style:style>
    <style:style style:name="T14_28" style:family="text">
      <style:text-properties fo:color="#b45f06" fo:font-size="12pt" style:font-size-asian="12pt" style:font-size-complex="12pt"/>
    </style:style>
    <style:style style:name="T14_29" style:family="text">
      <style:text-properties fo:color="#b45f06" fo:font-size="12pt" style:font-size-asian="12pt" style:font-size-complex="12pt"/>
    </style:style>
    <style:style style:name="T14_30" style:family="text">
      <style:text-properties fo:color="#b45f06" fo:font-size="12pt" style:font-size-asian="12pt" style:font-size-complex="12pt"/>
    </style:style>
    <style:style style:name="T14_31" style:family="text">
      <style:text-properties fo:color="#b45f06" fo:font-size="12pt" style:font-size-asian="12pt" style:font-size-complex="12pt"/>
    </style:style>
    <style:style style:name="T14_32" style:family="text">
      <style:text-properties fo:color="#b45f06" fo:font-size="12pt" style:font-size-asian="12pt" style:font-size-complex="12pt"/>
    </style:style>
    <style:style style:name="T14_33" style:family="text">
      <style:text-properties fo:color="#b45f06" fo:font-size="12pt" style:font-size-asian="12pt" style:font-size-complex="12pt"/>
    </style:style>
    <style:style style:name="T14_34" style:family="text">
      <style:text-properties fo:color="#b45f06" fo:font-size="12pt" style:font-size-asian="12pt" style:font-size-complex="12pt"/>
    </style:style>
    <style:style style:name="T14_35" style:family="text">
      <style:text-properties fo:color="#b45f06" fo:font-size="12pt" style:font-size-asian="12pt" style:font-size-complex="12pt"/>
    </style:style>
    <style:style style:name="T14_36" style:family="text">
      <style:text-properties fo:color="#b45f06" fo:font-size="12pt" style:font-size-asian="12pt" style:font-size-complex="12pt"/>
    </style:style>
    <style:style style:name="T14_37" style:family="text">
      <style:text-properties fo:color="#b45f06" fo:font-size="12pt" style:font-size-asian="12pt" style:font-size-complex="12pt"/>
    </style:style>
    <style:style style:name="T14_38" style:family="text">
      <style:text-properties fo:color="#b45f06" fo:font-size="12pt" style:font-size-asian="12pt" style:font-size-complex="12pt"/>
    </style:style>
    <style:style style:name="T14_39" style:family="text">
      <style:text-properties fo:color="#b45f06" fo:font-size="12pt" style:font-size-asian="12pt" style:font-size-complex="12pt"/>
    </style:style>
    <style:style style:name="T14_40" style:family="text">
      <style:text-properties fo:color="#b45f06" fo:font-size="12pt" style:font-size-asian="12pt" style:font-size-complex="12pt"/>
    </style:style>
    <style:style style:name="T14_41" style:family="text">
      <style:text-properties fo:color="#b45f06" fo:font-size="12pt" style:font-size-asian="12pt" style:font-size-complex="12pt"/>
    </style:style>
    <style:style style:name="T14_42" style:family="text">
      <style:text-properties fo:color="#b45f06" fo:font-size="12pt" style:font-size-asian="12pt" style:font-size-complex="12pt"/>
    </style:style>
    <style:style style:name="T14_43" style:family="text">
      <style:text-properties fo:color="#b45f06" fo:font-size="12pt" style:font-size-asian="12pt" style:font-size-complex="12pt"/>
    </style:style>
    <style:style style:name="T14_44" style:family="text">
      <style:text-properties fo:color="#b45f06" fo:font-size="12pt" style:font-size-asian="12pt" style:font-size-complex="12pt"/>
    </style:style>
    <style:style style:name="T14_45" style:family="text">
      <style:text-properties fo:color="#b45f06" fo:font-size="12pt" style:font-size-asian="12pt" style:font-size-complex="12pt"/>
    </style:style>
    <style:style style:name="T14_46" style:family="text">
      <style:text-properties fo:color="#b45f06" fo:font-size="12pt" style:font-size-asian="12pt" style:font-size-complex="12pt"/>
    </style:style>
    <style:style style:name="T14_47" style:family="text">
      <style:text-properties fo:color="#b45f06" fo:font-size="12pt" style:font-size-asian="12pt" style:font-size-complex="12pt"/>
    </style:style>
    <style:style style:name="T14_48" style:family="text">
      <style:text-properties fo:color="#b45f06" fo:font-size="12pt" style:font-size-asian="12pt" style:font-size-complex="12pt"/>
    </style:style>
    <style:style style:name="T14_49" style:family="text">
      <style:text-properties fo:color="#b45f06" fo:font-size="12pt" style:font-size-asian="12pt" style:font-size-complex="12pt"/>
    </style:style>
    <style:style style:name="T14_50" style:family="text">
      <style:text-properties fo:color="#b45f06" fo:font-size="12pt" style:font-size-asian="12pt" style:font-size-complex="12pt"/>
    </style:style>
    <style:style style:name="T14_51" style:family="text">
      <style:text-properties fo:color="#b45f06" fo:font-size="12pt" style:font-size-asian="12pt" style:font-size-complex="12pt"/>
    </style:style>
    <style:style style:name="T14_52" style:family="text">
      <style:text-properties fo:color="#b45f06" fo:font-size="12pt" style:font-size-asian="12pt" style:font-size-complex="12pt"/>
    </style:style>
    <style:style style:name="T14_53" style:family="text">
      <style:text-properties fo:color="#b45f06" fo:font-size="12pt" style:font-size-asian="12pt" style:font-size-complex="12pt"/>
    </style:style>
    <style:style style:name="T14_54" style:family="text">
      <style:text-properties fo:color="#b45f06" fo:font-size="12pt" style:font-size-asian="12pt" style:font-size-complex="12pt"/>
    </style:style>
    <style:style style:name="T14_55" style:family="text">
      <style:text-properties fo:color="#b45f06" fo:font-size="12pt" style:font-size-asian="12pt" style:font-size-complex="12pt"/>
    </style:style>
    <style:style style:name="T14_56" style:family="text">
      <style:text-properties fo:color="#b45f06" fo:font-size="12pt" style:font-size-asian="12pt" style:font-size-complex="12pt"/>
    </style:style>
    <style:style style:name="T14_57" style:family="text">
      <style:text-properties fo:color="#b45f06" fo:font-size="12pt" style:font-size-asian="12pt" style:font-size-complex="12pt"/>
    </style:style>
    <style:style style:name="T14_58" style:family="text">
      <style:text-properties fo:color="#b45f06" fo:font-size="12pt" style:font-size-asian="12pt" style:font-size-complex="12pt"/>
    </style:style>
    <style:style style:name="T14_59" style:family="text">
      <style:text-properties fo:color="#b45f06" fo:font-size="12pt" style:font-size-asian="12pt" style:font-size-complex="12pt"/>
    </style:style>
    <style:style style:name="T14_60" style:family="text">
      <style:text-properties fo:color="#b45f06" fo:font-size="12pt" style:font-size-asian="12pt" style:font-size-complex="12pt"/>
    </style:style>
    <style:style style:name="T14_61" style:family="text">
      <style:text-properties fo:color="#b45f06" fo:font-size="12pt" style:font-size-asian="12pt" style:font-size-complex="12pt"/>
    </style:style>
    <style:style style:name="T14_62" style:family="text">
      <style:text-properties fo:color="#b45f06" fo:font-size="12pt" style:font-size-asian="12pt" style:font-size-complex="12pt"/>
    </style:style>
    <style:style style:name="T14_63" style:family="text">
      <style:text-properties fo:color="#b45f06" fo:font-size="12pt" style:font-size-asian="12pt" style:font-size-complex="12pt"/>
    </style:style>
    <style:style style:name="T14_64" style:family="text">
      <style:text-properties fo:color="#b45f06" fo:font-size="12pt" style:font-size-asian="12pt" style:font-size-complex="12pt"/>
    </style:style>
    <style:style style:name="T14_65" style:family="text">
      <style:text-properties fo:color="#b45f06" fo:font-size="12pt" style:font-size-asian="12pt" style:font-size-complex="12pt"/>
    </style:style>
    <style:style style:name="T14_66" style:family="text">
      <style:text-properties fo:color="#b45f06" fo:font-size="12pt" style:font-size-asian="12pt" style:font-size-complex="12pt"/>
    </style:style>
    <style:style style:name="T14_67" style:family="text">
      <style:text-properties fo:color="#b45f06" fo:font-size="12pt" style:font-size-asian="12pt" style:font-size-complex="12pt"/>
    </style:style>
    <style:style style:name="T14_68" style:family="text">
      <style:text-properties fo:color="#b45f06" fo:font-size="12pt" style:font-size-asian="12pt" style:font-size-complex="12pt"/>
    </style:style>
    <style:style style:name="T14_69" style:family="text">
      <style:text-properties fo:color="#b45f06" fo:font-size="12pt" style:font-size-asian="12pt" style:font-size-complex="12pt"/>
    </style:style>
    <style:style style:name="T14_70" style:family="text">
      <style:text-properties fo:color="#b45f06" fo:font-size="12pt" style:font-size-asian="12pt" style:font-size-complex="12pt"/>
    </style:style>
    <style:style style:name="T14_71" style:family="text">
      <style:text-properties fo:color="#b45f06" fo:font-size="12pt" style:font-size-asian="12pt" style:font-size-complex="12pt"/>
    </style:style>
    <style:style style:name="T14_72" style:family="text">
      <style:text-properties fo:color="#b45f06" fo:font-size="12pt" style:font-size-asian="12pt" style:font-size-complex="12pt"/>
    </style:style>
    <style:style style:name="T14_73" style:family="text">
      <style:text-properties fo:color="#b45f06" fo:font-size="12pt" style:font-size-asian="12pt" style:font-size-complex="12pt"/>
    </style:style>
    <style:style style:name="T14_74" style:family="text">
      <style:text-properties fo:color="#b45f06" fo:font-size="12pt" style:font-size-asian="12pt" style:font-size-complex="12pt"/>
    </style:style>
    <style:style style:name="T14_75" style:family="text">
      <style:text-properties fo:color="#b45f06" fo:font-size="12pt" style:font-size-asian="12pt" style:font-size-complex="12pt"/>
    </style:style>
    <style:style style:name="T14_76" style:family="text">
      <style:text-properties fo:color="#b45f06" fo:font-size="12pt" style:font-size-asian="12pt" style:font-size-complex="12pt"/>
    </style:style>
    <style:style style:name="T14_77" style:family="text">
      <style:text-properties fo:color="#b45f06" fo:font-size="12pt" style:font-size-asian="12pt" style:font-size-complex="12pt"/>
    </style:style>
    <style:style style:name="T14_78" style:family="text">
      <style:text-properties fo:color="#b45f06" fo:font-size="12pt" style:font-size-asian="12pt" style:font-size-complex="12pt"/>
    </style:style>
    <style:style style:name="T14_79" style:family="text">
      <style:text-properties fo:color="#b45f06" fo:font-size="12pt" style:font-size-asian="12pt" style:font-size-complex="12pt"/>
    </style:style>
    <style:style style:name="T14_80" style:family="text">
      <style:text-properties fo:color="#b45f06" fo:font-size="12pt" style:font-size-asian="12pt" style:font-size-complex="12pt"/>
    </style:style>
    <style:style style:name="T14_81" style:family="text">
      <style:text-properties fo:color="#b45f06" fo:font-size="12pt" style:font-size-asian="12pt" style:font-size-complex="12pt"/>
    </style:style>
    <style:style style:name="T14_82" style:family="text">
      <style:text-properties fo:color="#b45f06" fo:font-size="12pt" style:font-size-asian="12pt" style:font-size-complex="12pt"/>
    </style:style>
    <style:style style:name="T14_83" style:family="text">
      <style:text-properties fo:color="#b45f06" fo:font-size="12pt" style:font-size-asian="12pt" style:font-size-complex="12pt"/>
    </style:style>
    <style:style style:name="T14_84" style:family="text">
      <style:text-properties fo:color="#b45f06" fo:font-size="12pt" style:font-size-asian="12pt" style:font-size-complex="12pt"/>
    </style:style>
    <style:style style:name="T14_85" style:family="text">
      <style:text-properties fo:color="#b45f06" fo:font-size="12pt" style:font-size-asian="12pt" style:font-size-complex="12pt"/>
    </style:style>
    <style:style style:name="T14_86" style:family="text">
      <style:text-properties fo:color="#b45f06" fo:font-size="12pt" style:font-size-asian="12pt" style:font-size-complex="12pt"/>
    </style:style>
    <style:style style:name="T14_87" style:family="text">
      <style:text-properties fo:color="#b45f06" fo:font-size="12pt" style:font-size-asian="12pt" style:font-size-complex="12pt"/>
    </style:style>
    <style:style style:name="T14_88" style:family="text">
      <style:text-properties fo:color="#b45f06" fo:font-size="12pt" style:font-size-asian="12pt" style:font-size-complex="12pt"/>
    </style:style>
    <style:style style:name="T14_89" style:family="text">
      <style:text-properties fo:color="#b45f06" fo:font-size="12pt" style:font-size-asian="12pt" style:font-size-complex="12pt"/>
    </style:style>
    <style:style style:name="T14_90" style:family="text">
      <style:text-properties fo:color="#b45f06" fo:font-size="12pt" style:font-size-asian="12pt" style:font-size-complex="12pt"/>
    </style:style>
    <style:style style:name="T14_91" style:family="text">
      <style:text-properties fo:color="#b45f06" fo:font-size="12pt" style:font-size-asian="12pt" style:font-size-complex="12pt"/>
    </style:style>
    <style:style style:name="T14_92" style:family="text">
      <style:text-properties fo:color="#b45f06" fo:font-size="12pt" style:font-size-asian="12pt" style:font-size-complex="12pt"/>
    </style:style>
    <style:style style:name="T14_93" style:family="text">
      <style:text-properties fo:color="#b45f06" fo:font-size="12pt" style:font-size-asian="12pt" style:font-size-complex="12pt"/>
    </style:style>
    <style:style style:name="T14_94" style:family="text">
      <style:text-properties fo:color="#b45f06" fo:font-size="12pt" style:font-size-asian="12pt" style:font-size-complex="12pt"/>
    </style:style>
    <style:style style:name="T14_95" style:family="text">
      <style:text-properties fo:color="#b45f06" fo:font-size="12pt" style:font-size-asian="12pt" style:font-size-complex="12pt"/>
    </style:style>
    <style:style style:name="T14_96" style:family="text">
      <style:text-properties fo:color="#b45f06" fo:font-size="12pt" style:font-size-asian="12pt" style:font-size-complex="12pt"/>
    </style:style>
    <style:style style:name="T14_97" style:family="text">
      <style:text-properties fo:color="#b45f06" fo:font-size="12pt" style:font-size-asian="12pt" style:font-size-complex="12pt"/>
    </style:style>
    <style:style style:name="T14_98" style:family="text">
      <style:text-properties fo:color="#b45f06" fo:font-size="12pt" style:font-size-asian="12pt" style:font-size-complex="12pt"/>
    </style:style>
    <style:style style:name="T14_99" style:family="text">
      <style:text-properties fo:color="#b45f06" fo:font-size="12pt" style:font-size-asian="12pt" style:font-size-complex="12pt"/>
    </style:style>
    <style:style style:name="T14_100" style:family="text">
      <style:text-properties fo:color="#b45f06" fo:font-size="12pt" style:font-size-asian="12pt" style:font-size-complex="12pt"/>
    </style:style>
    <style:style style:name="T14_101" style:family="text">
      <style:text-properties fo:color="#b45f06" fo:font-size="12pt" style:font-size-asian="12pt" style:font-size-complex="12pt"/>
    </style:style>
    <style:style style:name="T14_102" style:family="text">
      <style:text-properties fo:color="#b45f06" fo:font-size="12pt" style:font-size-asian="12pt" style:font-size-complex="12pt"/>
    </style:style>
    <style:style style:name="T14_103" style:family="text">
      <style:text-properties fo:color="#b45f06" fo:font-size="12pt" style:font-size-asian="12pt" style:font-size-complex="12pt"/>
    </style:style>
    <style:style style:name="T14_104" style:family="text">
      <style:text-properties fo:color="#b45f06" fo:font-size="12pt" style:font-size-asian="12pt" style:font-size-complex="12pt"/>
    </style:style>
    <style:style style:name="T14_105" style:family="text">
      <style:text-properties fo:color="#b45f06" fo:font-size="12pt" style:font-size-asian="12pt" style:font-size-complex="12pt"/>
    </style:style>
    <style:style style:name="T14_106" style:family="text">
      <style:text-properties fo:color="#b45f06" fo:font-size="12pt" style:font-size-asian="12pt" style:font-size-complex="12pt"/>
    </style:style>
    <style:style style:name="T14_107" style:family="text">
      <style:text-properties fo:color="#b45f06" fo:font-size="12pt" style:font-size-asian="12pt" style:font-size-complex="12pt"/>
    </style:style>
    <style:style style:name="T14_108" style:family="text">
      <style:text-properties fo:color="#b45f06" fo:font-size="12pt" style:font-size-asian="12pt" style:font-size-complex="12pt"/>
    </style:style>
    <style:style style:name="T14_109" style:family="text">
      <style:text-properties fo:color="#b45f06" fo:font-size="12pt" style:font-size-asian="12pt" style:font-size-complex="12pt"/>
    </style:style>
    <style:style style:name="T14_110" style:family="text">
      <style:text-properties fo:color="#b45f06" fo:font-size="12pt" style:font-size-asian="12pt" style:font-size-complex="12pt"/>
    </style:style>
    <style:style style:name="T14_111" style:family="text">
      <style:text-properties fo:color="#b45f06" fo:font-size="12pt" style:font-size-asian="12pt" style:font-size-complex="12pt"/>
    </style:style>
    <style:style style:name="T14_112" style:family="text">
      <style:text-properties fo:color="#b45f06" fo:font-size="12pt" style:font-size-asian="12pt" style:font-size-complex="12pt"/>
    </style:style>
    <style:style style:name="T14_113" style:family="text">
      <style:text-properties fo:color="#b45f06" fo:font-size="12pt" style:font-size-asian="12pt" style:font-size-complex="12pt"/>
    </style:style>
    <style:style style:name="T14_114" style:family="text">
      <style:text-properties fo:color="#b45f06"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  <style:text-properties fo:color="#b45f06"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8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8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8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8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8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8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8_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8_9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8_10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8_1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8_1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color="#b45f06" fo:font-size="12pt" style:font-size-asian="12pt" style:font-size-complex="12pt"/>
    </style:style>
    <style:style style:name="T19_2" style:family="text">
      <style:text-properties fo:color="#b45f06" fo:font-size="12pt" style:font-size-asian="12pt" style:font-size-complex="12pt"/>
    </style:style>
    <style:style style:name="T19_3" style:family="text">
      <style:text-properties fo:color="#b45f06" fo:font-size="12pt" style:font-size-asian="12pt" style:font-size-complex="12pt"/>
    </style:style>
    <style:style style:name="T19_4" style:family="text">
      <style:text-properties fo:color="#b45f06" fo:font-size="12pt" style:font-size-asian="12pt" style:font-size-complex="12pt"/>
    </style:style>
    <style:style style:name="T19_5" style:family="text">
      <style:text-properties fo:color="#b45f06" fo:font-size="12pt" style:font-size-asian="12pt" style:font-size-complex="12pt"/>
    </style:style>
    <style:style style:name="T19_6" style:family="text">
      <style:text-properties fo:color="#b45f06" fo:font-size="12pt" style:font-size-asian="12pt" style:font-size-complex="12pt"/>
    </style:style>
    <style:style style:name="T19_7" style:family="text">
      <style:text-properties fo:color="#b45f06" fo:font-size="12pt" style:font-size-asian="12pt" style:font-size-complex="12pt"/>
    </style:style>
    <style:style style:name="T19_8" style:family="text">
      <style:text-properties fo:color="#b45f06" fo:font-size="12pt" style:font-size-asian="12pt" style:font-size-complex="12pt"/>
    </style:style>
    <style:style style:name="T19_9" style:family="text">
      <style:text-properties fo:color="#b45f06" fo:font-size="12pt" style:font-size-asian="12pt" style:font-size-complex="12pt"/>
    </style:style>
    <style:style style:name="T19_10" style:family="text">
      <style:text-properties fo:color="#b45f06" fo:font-size="12pt" style:font-size-asian="12pt" style:font-size-complex="12pt"/>
    </style:style>
    <style:style style:name="T19_11" style:family="text">
      <style:text-properties fo:color="#b45f06" fo:font-size="12pt" style:font-size-asian="12pt" style:font-size-complex="12pt"/>
    </style:style>
    <style:style style:name="T19_12" style:family="text">
      <style:text-properties fo:color="#b45f06" fo:font-size="12pt" style:font-size-asian="12pt" style:font-size-complex="12pt"/>
    </style:style>
    <style:style style:name="T19_13" style:family="text">
      <style:text-properties fo:color="#b45f06" fo:font-size="12pt" style:font-size-asian="12pt" style:font-size-complex="12pt"/>
    </style:style>
    <style:style style:name="T19_14" style:family="text">
      <style:text-properties fo:color="#b45f06" fo:font-size="12pt" style:font-size-asian="12pt" style:font-size-complex="12pt"/>
    </style:style>
    <style:style style:name="T19_15" style:family="text">
      <style:text-properties fo:color="#b45f06" fo:font-size="12pt" style:font-size-asian="12pt" style:font-size-complex="12pt"/>
    </style:style>
    <style:style style:name="T19_16" style:family="text">
      <style:text-properties fo:color="#b45f06" fo:font-size="12pt" style:font-size-asian="12pt" style:font-size-complex="12pt"/>
    </style:style>
    <style:style style:name="T19_17" style:family="text">
      <style:text-properties fo:color="#b45f06" fo:font-size="12pt" style:font-size-asian="12pt" style:font-size-complex="12pt"/>
    </style:style>
    <style:style style:name="T19_18" style:family="text">
      <style:text-properties fo:color="#b45f06" fo:font-size="12pt" style:font-size-asian="12pt" style:font-size-complex="12pt"/>
    </style:style>
    <style:style style:name="T19_19" style:family="text">
      <style:text-properties fo:color="#b45f06" fo:font-size="12pt" style:font-size-asian="12pt" style:font-size-complex="12pt"/>
    </style:style>
    <style:style style:name="T19_20" style:family="text">
      <style:text-properties fo:color="#b45f06" fo:font-size="12pt" style:font-size-asian="12pt" style:font-size-complex="12pt"/>
    </style:style>
    <style:style style:name="T19_21" style:family="text">
      <style:text-properties fo:color="#b45f06" fo:font-size="12pt" style:font-size-asian="12pt" style:font-size-complex="12pt"/>
    </style:style>
    <style:style style:name="T19_22" style:family="text">
      <style:text-properties fo:color="#b45f06" fo:font-size="12pt" style:font-size-asian="12pt" style:font-size-complex="12pt"/>
    </style:style>
    <style:style style:name="T19_23" style:family="text">
      <style:text-properties fo:color="#b45f06" fo:font-size="12pt" style:font-size-asian="12pt" style:font-size-complex="12pt"/>
    </style:style>
    <style:style style:name="T19_24" style:family="text">
      <style:text-properties fo:color="#b45f06" fo:font-size="12pt" style:font-size-asian="12pt" style:font-size-complex="12pt"/>
    </style:style>
    <style:style style:name="T19_25" style:family="text">
      <style:text-properties fo:color="#b45f06" fo:font-size="12pt" style:font-size-asian="12pt" style:font-size-complex="12pt"/>
    </style:style>
    <style:style style:name="T19_26" style:family="text">
      <style:text-properties fo:color="#b45f06" fo:font-size="12pt" style:font-size-asian="12pt" style:font-size-complex="12pt"/>
    </style:style>
    <style:style style:name="T19_27" style:family="text">
      <style:text-properties fo:color="#b45f06" fo:font-size="12pt" style:font-size-asian="12pt" style:font-size-complex="12pt"/>
    </style:style>
    <style:style style:name="T19_28" style:family="text">
      <style:text-properties fo:color="#b45f06" fo:font-size="12pt" style:font-size-asian="12pt" style:font-size-complex="12pt"/>
    </style:style>
    <style:style style:name="T19_29" style:family="text">
      <style:text-properties fo:color="#b45f06" fo:font-size="12pt" style:font-size-asian="12pt" style:font-size-complex="12pt"/>
    </style:style>
    <style:style style:name="T19_30" style:family="text">
      <style:text-properties fo:color="#b45f06" fo:font-size="12pt" style:font-size-asian="12pt" style:font-size-complex="12pt"/>
    </style:style>
    <style:style style:name="T19_31" style:family="text">
      <style:text-properties fo:color="#b45f06" fo:font-size="12pt" style:font-size-asian="12pt" style:font-size-complex="12pt"/>
    </style:style>
    <style:style style:name="T19_32" style:family="text">
      <style:text-properties fo:color="#b45f06" fo:font-size="12pt" style:font-size-asian="12pt" style:font-size-complex="12pt"/>
    </style:style>
    <style:style style:name="T19_33" style:family="text">
      <style:text-properties fo:color="#b45f06" fo:font-size="12pt" style:font-size-asian="12pt" style:font-size-complex="12pt"/>
    </style:style>
    <style:style style:name="T19_34" style:family="text">
      <style:text-properties fo:color="#b45f06" fo:font-size="12pt" style:font-size-asian="12pt" style:font-size-complex="12pt"/>
    </style:style>
    <style:style style:name="T19_35" style:family="text">
      <style:text-properties fo:color="#b45f06" fo:font-size="12pt" style:font-size-asian="12pt" style:font-size-complex="12pt"/>
    </style:style>
    <style:style style:name="T19_36" style:family="text">
      <style:text-properties fo:color="#b45f06" fo:font-size="12pt" style:font-size-asian="12pt" style:font-size-complex="12pt"/>
    </style:style>
    <style:style style:name="T19_37" style:family="text">
      <style:text-properties fo:color="#b45f06" fo:font-size="12pt" style:font-size-asian="12pt" style:font-size-complex="12pt"/>
    </style:style>
    <style:style style:name="T19_38" style:family="text">
      <style:text-properties fo:color="#b45f06" fo:font-size="12pt" style:font-size-asian="12pt" style:font-size-complex="12pt"/>
    </style:style>
    <style:style style:name="T19_39" style:family="text">
      <style:text-properties fo:color="#b45f06" fo:font-size="12pt" style:font-size-asian="12pt" style:font-size-complex="12pt"/>
    </style:style>
    <style:style style:name="T19_40" style:family="text">
      <style:text-properties fo:color="#b45f06" fo:font-size="12pt" style:font-size-asian="12pt" style:font-size-complex="12pt"/>
    </style:style>
    <style:style style:name="T19_41" style:family="text">
      <style:text-properties fo:color="#b45f06" fo:font-size="12pt" style:font-size-asian="12pt" style:font-size-complex="12pt"/>
    </style:style>
    <style:style style:name="T19_42" style:family="text">
      <style:text-properties fo:color="#b45f06" fo:font-size="12pt" style:font-size-asian="12pt" style:font-size-complex="12pt"/>
    </style:style>
    <style:style style:name="T19_43" style:family="text">
      <style:text-properties fo:color="#b45f06" fo:font-size="12pt" style:font-size-asian="12pt" style:font-size-complex="12pt"/>
    </style:style>
    <style:style style:name="T19_44" style:family="text">
      <style:text-properties fo:color="#b45f06" fo:font-size="12pt" style:font-size-asian="12pt" style:font-size-complex="12pt"/>
    </style:style>
    <style:style style:name="T19_45" style:family="text">
      <style:text-properties fo:color="#b45f06" fo:font-size="12pt" style:font-size-asian="12pt" style:font-size-complex="12pt"/>
    </style:style>
    <style:style style:name="T19_46" style:family="text">
      <style:text-properties fo:color="#b45f06" fo:font-size="12pt" style:font-size-asian="12pt" style:font-size-complex="12pt"/>
    </style:style>
    <style:style style:name="T19_47" style:family="text">
      <style:text-properties fo:color="#b45f06" fo:font-size="12pt" style:font-size-asian="12pt" style:font-size-complex="12pt"/>
    </style:style>
    <style:style style:name="T19_48" style:family="text">
      <style:text-properties fo:color="#b45f06" fo:font-size="12pt" style:font-size-asian="12pt" style:font-size-complex="12pt"/>
    </style:style>
    <style:style style:name="T19_49" style:family="text">
      <style:text-properties fo:color="#b45f06" fo:font-size="12pt" style:font-size-asian="12pt" style:font-size-complex="12pt"/>
    </style:style>
    <style:style style:name="T19_50" style:family="text">
      <style:text-properties fo:color="#b45f06" fo:font-size="12pt" style:font-size-asian="12pt" style:font-size-complex="12pt"/>
    </style:style>
    <style:style style:name="T19_51" style:family="text">
      <style:text-properties fo:color="#b45f06" fo:font-size="12pt" style:font-size-asian="12pt" style:font-size-complex="12pt"/>
    </style:style>
    <style:style style:name="T19_52" style:family="text">
      <style:text-properties fo:color="#b45f06" fo:font-size="12pt" style:font-size-asian="12pt" style:font-size-complex="12pt"/>
    </style:style>
    <style:style style:name="T19_53" style:family="text">
      <style:text-properties fo:color="#b45f06" fo:font-size="12pt" style:font-size-asian="12pt" style:font-size-complex="12pt"/>
    </style:style>
    <style:style style:name="T19_54" style:family="text">
      <style:text-properties fo:color="#b45f06" fo:font-size="12pt" style:font-size-asian="12pt" style:font-size-complex="12pt"/>
    </style:style>
    <style:style style:name="T19_55" style:family="text">
      <style:text-properties fo:color="#b45f06" fo:font-size="12pt" style:font-size-asian="12pt" style:font-size-complex="12pt"/>
    </style:style>
    <style:style style:name="T19_56" style:family="text">
      <style:text-properties fo:color="#b45f06" fo:font-size="12pt" style:font-size-asian="12pt" style:font-size-complex="12pt"/>
    </style:style>
    <style:style style:name="T19_57" style:family="text">
      <style:text-properties fo:color="#b45f06" fo:font-size="12pt" style:font-size-asian="12pt" style:font-size-complex="12pt"/>
    </style:style>
    <style:style style:name="T19_58" style:family="text">
      <style:text-properties fo:color="#b45f06" fo:font-size="12pt" style:font-size-asian="12pt" style:font-size-complex="12pt"/>
    </style:style>
    <style:style style:name="T19_59" style:family="text">
      <style:text-properties fo:color="#b45f06" fo:font-size="12pt" style:font-size-asian="12pt" style:font-size-complex="12pt"/>
    </style:style>
    <style:style style:name="T19_60" style:family="text">
      <style:text-properties fo:color="#b45f06" fo:font-size="12pt" style:font-size-asian="12pt" style:font-size-complex="12pt"/>
    </style:style>
    <style:style style:name="T19_61" style:family="text">
      <style:text-properties fo:color="#b45f06" fo:font-size="12pt" style:font-size-asian="12pt" style:font-size-complex="12pt"/>
    </style:style>
    <style:style style:name="T19_62" style:family="text">
      <style:text-properties fo:color="#b45f06" fo:font-size="12pt" style:font-size-asian="12pt" style:font-size-complex="12pt"/>
    </style:style>
    <style:style style:name="T19_63" style:family="text">
      <style:text-properties fo:color="#b45f06" fo:font-size="12pt" style:font-size-asian="12pt" style:font-size-complex="12pt"/>
    </style:style>
    <style:style style:name="T19_64" style:family="text">
      <style:text-properties fo:color="#b45f06" fo:font-size="12pt" style:font-size-asian="12pt" style:font-size-complex="12pt"/>
    </style:style>
    <style:style style:name="T19_65" style:family="text">
      <style:text-properties fo:color="#b45f06" fo:font-size="12pt" style:font-size-asian="12pt" style:font-size-complex="12pt"/>
    </style:style>
    <style:style style:name="T19_66" style:family="text">
      <style:text-properties fo:color="#b45f06" fo:font-size="12pt" style:font-size-asian="12pt" style:font-size-complex="12pt"/>
    </style:style>
    <style:style style:name="T19_67" style:family="text">
      <style:text-properties fo:color="#b45f06" fo:font-size="12pt" style:font-size-asian="12pt" style:font-size-complex="12pt"/>
    </style:style>
    <style:style style:name="T19_68" style:family="text">
      <style:text-properties fo:color="#b45f06" fo:font-size="12pt" style:font-size-asian="12pt" style:font-size-complex="12pt"/>
    </style:style>
    <style:style style:name="T19_69" style:family="text">
      <style:text-properties fo:color="#b45f06" fo:font-size="12pt" style:font-size-asian="12pt" style:font-size-complex="12pt"/>
    </style:style>
    <style:style style:name="T19_70" style:family="text">
      <style:text-properties fo:color="#b45f06" fo:font-size="12pt" style:font-size-asian="12pt" style:font-size-complex="12pt"/>
    </style:style>
    <style:style style:name="T19_71" style:family="text">
      <style:text-properties fo:color="#b45f06" fo:font-size="12pt" style:font-size-asian="12pt" style:font-size-complex="12pt"/>
    </style:style>
    <style:style style:name="T19_72" style:family="text">
      <style:text-properties fo:color="#b45f06" fo:font-size="12pt" style:font-size-asian="12pt" style:font-size-complex="12pt"/>
    </style:style>
    <style:style style:name="T19_73" style:family="text">
      <style:text-properties fo:color="#b45f06" fo:font-size="12pt" style:font-size-asian="12pt" style:font-size-complex="12pt"/>
    </style:style>
    <style:style style:name="T19_74" style:family="text">
      <style:text-properties fo:color="#b45f06" fo:font-size="12pt" style:font-size-asian="12pt" style:font-size-complex="12pt"/>
    </style:style>
    <style:style style:name="T19_75" style:family="text">
      <style:text-properties fo:color="#b45f06" fo:font-size="12pt" style:font-size-asian="12pt" style:font-size-complex="12pt"/>
    </style:style>
    <style:style style:name="T19_76" style:family="text">
      <style:text-properties fo:color="#b45f06" fo:font-size="12pt" style:font-size-asian="12pt" style:font-size-complex="12pt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T23_12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5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5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5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5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5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T27_20" style:family="text">
      <style:text-properties fo:font-size="12pt" style:font-size-asian="12pt" style:font-size-complex="12pt"/>
    </style:style>
    <style:style style:name="T27_21" style:family="text">
      <style:text-properties fo:font-size="12pt" style:font-size-asian="12pt" style:font-size-complex="12pt"/>
    </style:style>
    <style:style style:name="T27_22" style:family="text">
      <style:text-properties fo:font-size="12pt" style:font-size-asian="12pt" style:font-size-complex="12pt"/>
    </style:style>
    <style:style style:name="T27_23" style:family="text">
      <style:text-properties fo:font-size="12pt" style:font-size-asian="12pt" style:font-size-complex="12pt"/>
    </style:style>
    <style:style style:name="T27_24" style:family="text">
      <style:text-properties fo:font-size="12pt" style:font-size-asian="12pt" style:font-size-complex="12pt"/>
    </style:style>
    <style:style style:name="T27_25" style:family="text">
      <style:text-properties fo:font-size="12pt" style:font-size-asian="12pt" style:font-size-complex="12pt"/>
    </style:style>
    <style:style style:name="T27_26" style:family="text">
      <style:text-properties fo:font-size="12pt" style:font-size-asian="12pt" style:font-size-complex="12pt"/>
    </style:style>
    <style:style style:name="T27_27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T30_11" style:family="text">
      <style:text-properties fo:font-size="12pt" style:font-size-asian="12pt" style:font-size-complex="12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T30_14" style:family="text">
      <style:text-properties fo:font-size="12pt" style:font-size-asian="12pt" style:font-size-complex="12pt"/>
    </style:style>
    <style:style style:name="T30_15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font-size="12pt" style:font-size-asian="12pt" style:font-size-complex="12pt"/>
    </style:style>
    <style:style style:name="T32_3" style:family="text">
      <style:text-properties fo:font-size="12pt" style:font-size-asian="12pt" style:font-size-complex="12pt"/>
    </style:style>
    <style:style style:name="T32_4" style:family="text">
      <style:text-properties fo:font-size="12pt" style:font-size-asian="12pt" style:font-size-complex="12pt"/>
    </style:style>
    <style:style style:name="T32_5" style:family="text">
      <style:text-properties fo:font-size="12pt" style:font-size-asian="12pt" style:font-size-complex="12pt"/>
    </style:style>
    <style:style style:name="T32_6" style:family="text">
      <style:text-properties fo:font-size="12pt" style:font-size-asian="12pt" style:font-size-complex="12pt"/>
    </style:style>
    <style:style style:name="T32_7" style:family="text">
      <style:text-properties fo:font-size="12pt" style:font-size-asian="12pt" style:font-size-complex="12pt"/>
    </style:style>
    <style:style style:name="T32_8" style:family="text">
      <style:text-properties fo:font-size="12pt" style:font-size-asian="12pt" style:font-size-complex="12pt"/>
    </style:style>
    <style:style style:name="T32_9" style:family="text">
      <style:text-properties fo:font-size="12pt" style:font-size-asian="12pt" style:font-size-complex="12pt"/>
    </style:style>
    <style:style style:name="T32_10" style:family="text">
      <style:text-properties fo:font-size="12pt" style:font-size-asian="12pt" style:font-size-complex="12pt"/>
    </style:style>
    <style:style style:name="T32_11" style:family="text">
      <style:text-properties fo:font-size="12pt" style:font-size-asian="12pt" style:font-size-complex="12pt"/>
    </style:style>
    <style:style style:name="T32_12" style:family="text">
      <style:text-properties fo:font-size="12pt" style:font-size-asian="12pt" style:font-size-complex="12pt"/>
    </style:style>
    <style:style style:name="T32_13" style:family="text">
      <style:text-properties fo:font-size="12pt" style:font-size-asian="12pt" style:font-size-complex="12pt"/>
    </style:style>
    <style:style style:name="T32_14" style:family="text">
      <style:text-properties fo:font-size="12pt" style:font-size-asian="12pt" style:font-size-complex="12pt"/>
    </style:style>
    <style:style style:name="T32_15" style:family="text">
      <style:text-properties fo:font-size="12pt" style:font-size-asian="12pt" style:font-size-complex="12pt"/>
    </style:style>
    <style:style style:name="T32_16" style:family="text">
      <style:text-properties fo:font-size="12pt" style:font-size-asian="12pt" style:font-size-complex="12pt"/>
    </style:style>
    <style:style style:name="T32_17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T34_7" style:family="text">
      <style:text-properties fo:font-size="12pt" style:font-size-asian="12pt" style:font-size-complex="12pt"/>
    </style:style>
    <style:style style:name="T34_8" style:family="text">
      <style:text-properties fo:font-size="12pt" style:font-size-asian="12pt" style:font-size-complex="12pt"/>
    </style:style>
    <style:style style:name="T34_9" style:family="text">
      <style:text-properties fo:font-size="12pt" style:font-size-asian="12pt" style:font-size-complex="12pt"/>
    </style:style>
    <style:style style:name="T34_10" style:family="text">
      <style:text-properties fo:font-size="12pt" style:font-size-asian="12pt" style:font-size-complex="12pt"/>
    </style:style>
    <style:style style:name="T34_11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T35_10" style:family="text">
      <style:text-properties fo:font-size="12pt" style:font-size-asian="12pt" style:font-size-complex="12pt"/>
    </style:style>
    <style:style style:name="T35_11" style:family="text">
      <style:text-properties fo:font-size="12pt" style:font-size-asian="12pt" style:font-size-complex="12pt"/>
    </style:style>
    <style:style style:name="T35_12" style:family="text">
      <style:text-properties fo:font-size="12pt" style:font-size-asian="12pt" style:font-size-complex="12pt"/>
    </style:style>
    <style:style style:name="T35_13" style:family="text">
      <style:text-properties fo:font-size="12pt" style:font-size-asian="12pt" style:font-size-complex="12pt"/>
    </style:style>
    <style:style style:name="T35_14" style:family="text">
      <style:text-properties fo:font-size="12pt" style:font-size-asian="12pt" style:font-size-complex="12pt"/>
    </style:style>
    <style:style style:name="T35_15" style:family="text">
      <style:text-properties fo:font-size="12pt" style:font-size-asian="12pt" style:font-size-complex="12pt"/>
    </style:style>
    <style:style style:name="T35_16" style:family="text">
      <style:text-properties fo:font-size="12pt" style:font-size-asian="12pt" style:font-size-complex="12pt"/>
    </style:style>
    <style:style style:name="T35_17" style:family="text">
      <style:text-properties fo:font-size="12pt" style:font-size-asian="12pt" style:font-size-complex="12pt"/>
    </style:style>
    <style:style style:name="T35_18" style:family="text">
      <style:text-properties fo:font-size="12pt" style:font-size-asian="12pt" style:font-size-complex="12pt"/>
    </style:style>
    <style:style style:name="T35_19" style:family="text">
      <style:text-properties fo:font-size="12pt" style:font-size-asian="12pt" style:font-size-complex="12pt"/>
    </style:style>
    <style:style style:name="T35_20" style:family="text">
      <style:text-properties fo:font-size="12pt" style:font-size-asian="12pt" style:font-size-complex="12pt"/>
    </style:style>
    <style:style style:name="T35_21" style:family="text">
      <style:text-properties fo:font-size="12pt" style:font-size-asian="12pt" style:font-size-complex="12pt"/>
    </style:style>
    <style:style style:name="T35_22" style:family="text">
      <style:text-properties fo:font-size="12pt" style:font-size-asian="12pt" style:font-size-complex="12pt"/>
    </style:style>
    <style:style style:name="T35_23" style:family="text">
      <style:text-properties fo:font-size="12pt" style:font-size-asian="12pt" style:font-size-complex="12pt"/>
    </style:style>
    <style:style style:name="T35_24" style:family="text">
      <style:text-properties fo:font-size="12pt" style:font-size-asian="12pt" style:font-size-complex="12pt"/>
    </style:style>
    <style:style style:name="T35_25" style:family="text">
      <style:text-properties fo:font-size="12pt" style:font-size-asian="12pt" style:font-size-complex="12pt"/>
    </style:style>
    <style:style style:name="T35_26" style:family="text">
      <style:text-properties fo:font-size="12pt" style:font-size-asian="12pt" style:font-size-complex="12pt"/>
    </style:style>
    <style:style style:name="T35_27" style:family="text">
      <style:text-properties fo:font-size="12pt" style:font-size-asian="12pt" style:font-size-complex="12pt"/>
    </style:style>
    <style:style style:name="T35_28" style:family="text">
      <style:text-properties fo:font-size="12pt" style:font-size-asian="12pt" style:font-size-complex="12pt"/>
    </style:style>
    <style:style style:name="T35_29" style:family="text">
      <style:text-properties fo:font-size="12pt" style:font-size-asian="12pt" style:font-size-complex="12pt"/>
    </style:style>
    <style:style style:name="T35_30" style:family="text">
      <style:text-properties fo:font-size="12pt" style:font-size-asian="12pt" style:font-size-complex="12pt"/>
    </style:style>
    <style:style style:name="T35_31" style:family="text">
      <style:text-properties fo:font-size="12pt" style:font-size-asian="12pt" style:font-size-complex="12pt"/>
    </style:style>
    <style:style style:name="T35_32" style:family="text">
      <style:text-properties fo:font-size="12pt" style:font-size-asian="12pt" style:font-size-complex="12pt"/>
    </style:style>
    <style:style style:name="T35_33" style:family="text">
      <style:text-properties fo:font-size="12pt" style:font-size-asian="12pt" style:font-size-complex="12pt"/>
    </style:style>
    <style:style style:name="T35_34" style:family="text">
      <style:text-properties fo:font-size="12pt" style:font-size-asian="12pt" style:font-size-complex="12pt"/>
    </style:style>
    <style:style style:name="T35_35" style:family="text">
      <style:text-properties fo:font-size="12pt" style:font-size-asian="12pt" style:font-size-complex="12pt"/>
    </style:style>
    <style:style style:name="T35_36" style:family="text">
      <style:text-properties fo:font-size="12pt" style:font-size-asian="12pt" style:font-size-complex="12pt"/>
    </style:style>
    <style:style style:name="T35_37" style:family="text">
      <style:text-properties fo:font-size="12pt" style:font-size-asian="12pt" style:font-size-complex="12pt"/>
    </style:style>
    <style:style style:name="T35_38" style:family="text">
      <style:text-properties fo:font-size="12pt" style:font-size-asian="12pt" style:font-size-complex="12pt"/>
    </style:style>
    <style:style style:name="T35_39" style:family="text">
      <style:text-properties fo:font-size="12pt" style:font-size-asian="12pt" style:font-size-complex="12pt"/>
    </style:style>
    <style:style style:name="T35_40" style:family="text">
      <style:text-properties fo:font-size="12pt" style:font-size-asian="12pt" style:font-size-complex="12pt"/>
    </style:style>
    <style:style style:name="T35_41" style:family="text">
      <style:text-properties fo:font-size="12pt" style:font-size-asian="12pt" style:font-size-complex="12pt"/>
    </style:style>
    <style:style style:name="T35_42" style:family="text">
      <style:text-properties fo:font-size="12pt" style:font-size-asian="12pt" style:font-size-complex="12pt"/>
    </style:style>
    <style:style style:name="T35_43" style:family="text">
      <style:text-properties fo:font-size="12pt" style:font-size-asian="12pt" style:font-size-complex="12pt"/>
    </style:style>
    <style:style style:name="T35_44" style:family="text">
      <style:text-properties fo:font-size="12pt" style:font-size-asian="12pt" style:font-size-complex="12pt"/>
    </style:style>
    <style:style style:name="T35_45" style:family="text">
      <style:text-properties fo:font-size="12pt" style:font-size-asian="12pt" style:font-size-complex="12pt"/>
    </style:style>
    <style:style style:name="T35_46" style:family="text">
      <style:text-properties fo:font-size="12pt" style:font-size-asian="12pt" style:font-size-complex="12pt"/>
    </style:style>
    <style:style style:name="T35_47" style:family="text">
      <style:text-properties fo:font-size="12pt" style:font-size-asian="12pt" style:font-size-complex="12pt"/>
    </style:style>
    <style:style style:name="T35_48" style:family="text">
      <style:text-properties fo:font-size="12pt" style:font-size-asian="12pt" style:font-size-complex="12pt"/>
    </style:style>
    <style:style style:name="T35_49" style:family="text">
      <style:text-properties fo:font-size="12pt" style:font-size-asian="12pt" style:font-size-complex="12pt"/>
    </style:style>
    <style:style style:name="T35_50" style:family="text">
      <style:text-properties fo:font-size="12pt" style:font-size-asian="12pt" style:font-size-complex="12pt"/>
    </style:style>
    <style:style style:name="T35_51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7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7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7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7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7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T38_10" style:family="text">
      <style:text-properties fo:font-size="12pt" style:font-size-asian="12pt" style:font-size-complex="12pt"/>
    </style:style>
    <style:style style:name="T38_11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15%" fo:margin-top="0cm" fo:margin-bottom="0cm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Notes</text:span><text:span text:style-name="T1_2"><text:s/></text:span><text:span text:style-name="T1_3">on</text:span><text:span text:style-name="T1_4"><text:s text:c="2"/>“</text:span><text:span text:style-name="T1_5">Porting</text:span><text:span text:style-name="T1_6"><text:s/></text:span><text:span text:style-name="T1_7">the</text:span><text:span text:style-name="T1_8"><text:s/></text:span><text:span text:style-name="T1_9">Linux</text:span><text:span text:style-name="T1_10"><text:s/></text:span><text:span text:style-name="T1_11">Kernel</text:span><text:span text:style-name="T1_12"><text:s/></text:span><text:span text:style-name="T1_13">to</text:span><text:span text:style-name="T1_14"><text:s/></text:span><text:span text:style-name="T1_15">the</text:span><text:span text:style-name="T1_16"><text:s/></text:span><text:span text:style-name="T1_17">Ajit</text:span><text:span text:style-name="T1_18"><text:s/></text:span><text:span text:style-name="T1_19">processor</text:span><text:span text:style-name="T1_20">”</text:span></text:p>
      <text:p text:style-name="P2"><text:span text:style-name="T2_1">Nanditha</text:span><text:span text:style-name="T2_2"><text:s/></text:span><text:span text:style-name="T2_3">Rao</text:span></text:p>
      <text:p text:style-name="P3"><text:span text:style-name="T3_1">21<text:s/></text:span><text:span text:style-name="T3_2">September</text:span><text:span text:style-name="T3_3"><text:s/>2016</text:span></text:p>
      <text:p text:style-name="P4"><text:span text:style-name="T4_1">Edited</text:span><text:span text:style-name="T4_2"><text:s/></text:span><text:span text:style-name="T4_3">by</text:span><text:span text:style-name="T4_4"><text:s/></text:span><text:span text:style-name="T4_5">Neha</text:span><text:span text:style-name="T4_6"><text:s/></text:span><text:span text:style-name="T4_7">Karanjkar</text:span></text:p>
      <text:p text:style-name="P5"/>
      <text:p text:style-name="P6"/>
      <text:p text:style-name="P7"><text:span text:style-name="T7_1">Kernel</text:span><text:span text:style-name="T7_2">’</text:span><text:span text:style-name="T7_3">s</text:span><text:span text:style-name="T7_4"><text:s/></text:span><text:span text:style-name="T7_5">memory</text:span><text:span text:style-name="T7_6"><text:s/></text:span><text:span text:style-name="T7_7">layout</text:span><text:span text:style-name="T7_8">:</text:span></text:p>
      <text:list text:style-name="LS1" xml:id="list0">
        <text:list-item>
          <text:p text:style-name="P8"><text:span text:style-name="T8_1">Current</text:span><text:span text:style-name="T8_2"><text:s/></text:span><text:span text:style-name="T8_3">kernel</text:span><text:span text:style-name="T8_4"><text:s/></text:span><text:span text:style-name="T8_5">image</text:span><text:span text:style-name="T8_6"><text:s/></text:span><text:span text:style-name="T8_7">size</text:span><text:span text:style-name="T8_8"><text:s/></text:span><text:span text:style-name="T8_9">is</text:span><text:span text:style-name="T8_10"><text:s/></text:span><text:span text:style-name="T8_11">about</text:span><text:span text:style-name="T8_12"><text:s/>2</text:span><text:span text:style-name="T8_13">MB</text:span><text:span text:style-name="T8_14"><text:s/>(</text:span><text:span text:style-name="T8_15">the</text:span><text:span text:style-name="T8_16"><text:s/></text:span><text:span text:style-name="T8_17">size</text:span><text:span text:style-name="T8_18"><text:s/></text:span><text:span text:style-name="T8_19">depends</text:span><text:span text:style-name="T8_20"><text:s/></text:span><text:span text:style-name="T8_21">on</text:span><text:span text:style-name="T8_22"><text:s/></text:span><text:span text:style-name="T8_23">way</text:span><text:span text:style-name="T8_24"><text:s/></text:span><text:span text:style-name="T8_25">the</text:span><text:span text:style-name="T8_26"><text:s/></text:span><text:span text:style-name="T8_27">kernel</text:span><text:span text:style-name="T8_28"><text:s/></text:span><text:span text:style-name="T8_29">is</text:span><text:span text:style-name="T8_30"><text:s/></text:span><text:span text:style-name="T8_31">configured</text:span><text:span text:style-name="T8_32">,<text:s/></text:span><text:span text:style-name="T8_33">the</text:span><text:span text:style-name="T8_34"><text:s/></text:span><text:span text:style-name="T8_35">number</text:span><text:span text:style-name="T8_36"><text:s/></text:span><text:span text:style-name="T8_37">of</text:span><text:span text:style-name="T8_38"><text:s/></text:span><text:span text:style-name="T8_39">drivers</text:span><text:span text:style-name="T8_40"><text:s/></text:span><text:span text:style-name="T8_41">enabled</text:span><text:span text:style-name="T8_42">,<text:s/></text:span><text:span text:style-name="T8_43">etc</text:span><text:span text:style-name="T8_44">.)</text:span></text:p>
        </text:list-item>
      </text:list>
      <text:p text:style-name="P9"/>
      <text:list text:style-name="LS1" xml:id="list1">
        <text:list-item>
          <text:p text:style-name="P10"><text:span text:style-name="T10_1">The</text:span><text:span text:style-name="T10_2"><text:s/></text:span><text:span text:style-name="T10_3">kernel</text:span><text:span text:style-name="T10_4"><text:s/></text:span><text:span text:style-name="T10_5">is</text:span><text:span text:style-name="T10_6"><text:s/></text:span><text:span text:style-name="T10_7">always</text:span><text:span text:style-name="T10_8"><text:s/></text:span><text:span text:style-name="T10_9">present</text:span><text:span text:style-name="T10_10"><text:s/></text:span><text:span text:style-name="T10_11">in</text:span><text:span text:style-name="T10_12"><text:s/></text:span><text:span text:style-name="T10_13">the</text:span><text:span text:style-name="T10_14"><text:s/></text:span><text:span text:style-name="T10_15">physical</text:span><text:span text:style-name="T10_16"><text:s/></text:span><text:span text:style-name="T10_17">memory</text:span><text:span text:style-name="T10_18"><text:s/></text:span><text:span text:style-name="T10_19">at</text:span><text:span text:style-name="T10_20"><text:s/></text:span><text:span text:style-name="T10_21">a</text:span><text:span text:style-name="T10_22"><text:s/></text:span><text:span text:style-name="T10_23">fixed</text:span><text:span text:style-name="T10_24"><text:s/></text:span><text:span text:style-name="T10_25">address</text:span><text:span text:style-name="T10_26">.<text:s/></text:span><text:span text:style-name="T10_27">It</text:span><text:span text:style-name="T10_28"><text:s/></text:span><text:span text:style-name="T10_29">is</text:span><text:span text:style-name="T10_30"><text:s/></text:span><text:span text:style-name="T10_31">never</text:span><text:span text:style-name="T10_32"><text:s/></text:span><text:span text:style-name="T10_33">swapped</text:span><text:span text:style-name="T10_34"><text:s/></text:span><text:span text:style-name="T10_35">out</text:span><text:span text:style-name="T10_36">.<text:s/></text:span><text:span text:style-name="T10_37">Further</text:span><text:span text:style-name="T10_38">,<text:s/></text:span><text:span text:style-name="T10_39">a</text:span><text:span text:style-name="T10_40"><text:s/></text:span><text:span text:style-name="T10_41">range</text:span><text:span text:style-name="T10_42"><text:s/></text:span><text:span text:style-name="T10_43">of</text:span><text:span text:style-name="T10_44"><text:s/></text:span><text:span text:style-name="T10_45">virtual</text:span><text:span text:style-name="T10_46"><text:s/></text:span><text:span text:style-name="T10_47">addresses</text:span><text:span text:style-name="T10_48"><text:s/></text:span><text:span text:style-name="T10_49">in</text:span><text:span text:style-name="T10_50"><text:s/></text:span><text:span text:style-name="T10_51">every</text:span><text:span text:style-name="T10_52"><text:s/></text:span><text:span text:style-name="T10_53">process</text:span><text:span text:style-name="T10_54">'<text:s/></text:span><text:span text:style-name="T10_55">virtual</text:span><text:span text:style-name="T10_56"><text:s/></text:span><text:span text:style-name="T10_57">address</text:span><text:span text:style-name="T10_58"><text:s/></text:span><text:span text:style-name="T10_59">space</text:span><text:span text:style-name="T10_60"><text:s/></text:span><text:span text:style-name="T10_61">is</text:span><text:span text:style-name="T10_62"><text:s/></text:span><text:span text:style-name="T10_63">reserved</text:span><text:span text:style-name="T10_64"><text:s/></text:span><text:span text:style-name="T10_65">for</text:span><text:span text:style-name="T10_66"><text:s/></text:span><text:span text:style-name="T10_67">the</text:span><text:span text:style-name="T10_68"><text:s/></text:span><text:span text:style-name="T10_69">kernel</text:span><text:span text:style-name="T10_70">.<text:s/></text:span><text:span text:style-name="T10_71">Thus</text:span><text:span text:style-name="T10_72"><text:s/></text:span><text:span text:style-name="T10_73">the</text:span><text:span text:style-name="T10_74"><text:s/></text:span><text:span text:style-name="T10_75">kernel</text:span><text:span text:style-name="T10_76"><text:s/></text:span><text:span text:style-name="T10_77">is</text:span><text:span text:style-name="T10_78"><text:s/></text:span><text:span text:style-name="T10_79">always</text:span><text:span text:style-name="T10_80"><text:s/></text:span><text:span text:style-name="T10_81">accessible</text:span><text:span text:style-name="T10_82"><text:s/></text:span><text:span text:style-name="T10_83">to</text:span><text:span text:style-name="T10_84"><text:s/></text:span><text:span text:style-name="T10_85">user</text:span><text:span text:style-name="T10_86"><text:s/></text:span><text:span text:style-name="T10_87">programs</text:span><text:span text:style-name="T10_88">.</text:span></text:p>
        </text:list-item>
      </text:list>
      <text:p text:style-name="P11"/>
      <text:list text:style-name="LS1" xml:id="list2">
        <text:list-item>
          <text:p text:style-name="P12"><text:span text:style-name="T12_1">The</text:span><text:span text:style-name="T12_2"><text:s/></text:span><text:span text:style-name="T12_3">range</text:span><text:span text:style-name="T12_4"><text:s/></text:span><text:span text:style-name="T12_5">of</text:span><text:span text:style-name="T12_6"><text:s/></text:span><text:span text:style-name="T12_7">virtual</text:span><text:span text:style-name="T12_8"><text:s/></text:span><text:span text:style-name="T12_9">addresses</text:span><text:span text:style-name="T12_10"><text:s/></text:span><text:span text:style-name="T12_11">reserved</text:span><text:span text:style-name="T12_12"><text:s/></text:span><text:span text:style-name="T12_13">for</text:span><text:span text:style-name="T12_14"><text:s/></text:span><text:span text:style-name="T12_15">the</text:span><text:span text:style-name="T12_16"><text:s/></text:span><text:span text:style-name="T12_17">kernel</text:span><text:span text:style-name="T12_18"><text:s/></text:span><text:span text:style-name="T12_19">is</text:span><text:span text:style-name="T12_20"><text:s/>0</text:span><text:span text:style-name="T12_21">xC</text:span><text:span text:style-name="T12_22">0000000<text:s/></text:span><text:span text:style-name="T12_23">to</text:span><text:span text:style-name="T12_24"><text:s/>0</text:span><text:span text:style-name="T12_25">xFFFFFFFF</text:span><text:span text:style-name="T12_26"><text:s/>(</text:span><text:span text:style-name="T12_27">Total</text:span><text:span text:style-name="T12_28"><text:s/>1</text:span><text:span text:style-name="T12_29">GB</text:span><text:span text:style-name="T12_30">).<text:s/></text:span><text:span text:style-name="T12_31">The</text:span><text:span text:style-name="T12_32"><text:s/></text:span><text:span text:style-name="T12_33">rest</text:span><text:span text:style-name="T12_34"><text:s/></text:span><text:span text:style-name="T12_35">of</text:span><text:span text:style-name="T12_36"><text:s/></text:span><text:span text:style-name="T12_37">the</text:span><text:span text:style-name="T12_38"><text:s/></text:span><text:span text:style-name="T12_39">address</text:span><text:span text:style-name="T12_40"><text:s text:c="2"/></text:span><text:span text:style-name="T12_41">space</text:span><text:span text:style-name="T12_42"><text:s/>(3</text:span><text:span text:style-name="T12_43">GB</text:span><text:span text:style-name="T12_44">)<text:s/></text:span><text:span text:style-name="T12_45">is</text:span><text:span text:style-name="T12_46"><text:s/></text:span><text:span text:style-name="T12_47">available</text:span><text:span text:style-name="T12_48"><text:s/></text:span><text:span text:style-name="T12_49">for</text:span><text:span text:style-name="T12_50"><text:s/></text:span><text:span text:style-name="T12_51">the</text:span><text:span text:style-name="T12_52"><text:s/></text:span><text:span text:style-name="T12_53">user</text:span><text:span text:style-name="T12_54"><text:s/></text:span><text:span text:style-name="T12_55">process</text:span><text:span text:style-name="T12_56">.</text:span></text:p>
        </text:list-item>
      </text:list>
      <text:p text:style-name="P13"/>
      <text:list text:style-name="LS1" xml:id="list3">
        <text:list-item>
          <text:p text:style-name="P14"><text:span text:style-name="T14_1">However</text:span><text:span text:style-name="T14_2">,<text:s/></text:span><text:span text:style-name="T14_3">the</text:span><text:span text:style-name="T14_4"><text:s/></text:span><text:span text:style-name="T14_5">execution</text:span><text:span text:style-name="T14_6"><text:s/></text:span><text:span text:style-name="T14_7">of</text:span><text:span text:style-name="T14_8"><text:s/></text:span><text:span text:style-name="T14_9">kernel</text:span><text:span text:style-name="T14_10"><text:s/></text:span><text:span text:style-name="T14_11">routines</text:span><text:span text:style-name="T14_12"><text:s/></text:span><text:span text:style-name="T14_13">or</text:span><text:span text:style-name="T14_14"><text:s/></text:span><text:span text:style-name="T14_15">writes</text:span><text:span text:style-name="T14_16"><text:s/></text:span><text:span text:style-name="T14_17">to</text:span><text:span text:style-name="T14_18"><text:s/></text:span><text:span text:style-name="T14_19">the</text:span><text:span text:style-name="T14_20"><text:s/></text:span><text:span text:style-name="T14_21">kernel</text:span><text:span text:style-name="T14_22"><text:s/></text:span><text:span text:style-name="T14_23">segment</text:span><text:span text:style-name="T14_24"><text:s/></text:span><text:span text:style-name="T14_25">must</text:span><text:span text:style-name="T14_26"><text:s/></text:span><text:span text:style-name="T14_27">be</text:span><text:span text:style-name="T14_28"><text:s/></text:span><text:span text:style-name="T14_29">allowed</text:span><text:span text:style-name="T14_30"><text:s/></text:span><text:span text:style-name="T14_31">in</text:span><text:span text:style-name="T14_32"><text:s/></text:span><text:span text:style-name="T14_33">supervisor</text:span><text:span text:style-name="T14_34"><text:s/></text:span><text:span text:style-name="T14_35">model</text:span><text:span text:style-name="T14_36"><text:s/></text:span><text:span text:style-name="T14_37">only</text:span><text:span text:style-name="T14_38">.<text:s/></text:span><text:span text:style-name="T14_39">System</text:span><text:span text:style-name="T14_40"><text:s/></text:span><text:span text:style-name="T14_41">calls</text:span><text:span text:style-name="T14_42"><text:s/></text:span><text:span text:style-name="T14_43">provide</text:span><text:span text:style-name="T14_44"><text:s/></text:span><text:span text:style-name="T14_45">a</text:span><text:span text:style-name="T14_46"><text:s/></text:span><text:span text:style-name="T14_47">mechanism</text:span><text:span text:style-name="T14_48"><text:s/></text:span><text:span text:style-name="T14_49">by</text:span><text:span text:style-name="T14_50"><text:s/></text:span><text:span text:style-name="T14_51">which</text:span><text:span text:style-name="T14_52"><text:s/></text:span><text:span text:style-name="T14_53">user</text:span><text:span text:style-name="T14_54"><text:s/></text:span><text:span text:style-name="T14_55">code</text:span><text:span text:style-name="T14_56"><text:s/></text:span><text:span text:style-name="T14_57">can</text:span><text:span text:style-name="T14_58"><text:s/></text:span><text:span text:style-name="T14_59">access</text:span><text:span text:style-name="T14_60"><text:s/></text:span><text:span text:style-name="T14_61">kernel</text:span><text:span text:style-name="T14_62"><text:s/></text:span><text:span text:style-name="T14_63">routines</text:span><text:span text:style-name="T14_64">.<text:s/></text:span><text:span text:style-name="T14_65">A</text:span><text:span text:style-name="T14_66"><text:s/></text:span><text:span text:style-name="T14_67">system</text:span><text:span text:style-name="T14_68"><text:s/></text:span><text:span text:style-name="T14_69">call</text:span><text:span text:style-name="T14_70"><text:s/></text:span><text:span text:style-name="T14_71">is</text:span><text:span text:style-name="T14_72"><text:s/></text:span><text:span text:style-name="T14_73">essentially</text:span><text:span text:style-name="T14_74"><text:s/></text:span><text:span text:style-name="T14_75">a</text:span><text:span text:style-name="T14_76"><text:s/></text:span><text:span text:style-name="T14_77">software</text:span><text:span text:style-name="T14_78"><text:s/></text:span><text:span text:style-name="T14_79">interrupt</text:span><text:span text:style-name="T14_80">.<text:s/></text:span><text:span text:style-name="T14_81">The</text:span><text:span text:style-name="T14_82"><text:s/></text:span><text:span text:style-name="T14_83">software</text:span><text:span text:style-name="T14_84"><text:s/></text:span><text:span text:style-name="T14_85">interrupt</text:span><text:span text:style-name="T14_86"><text:s/></text:span><text:span text:style-name="T14_87">causes</text:span><text:span text:style-name="T14_88"><text:s/></text:span><text:span text:style-name="T14_89">the</text:span><text:span text:style-name="T14_90"><text:s/></text:span><text:span text:style-name="T14_91">processor</text:span><text:span text:style-name="T14_92"><text:s/></text:span><text:span text:style-name="T14_93">to</text:span><text:span text:style-name="T14_94"><text:s/></text:span><text:span text:style-name="T14_95">enter</text:span><text:span text:style-name="T14_96"><text:s/></text:span><text:span text:style-name="T14_97">supervisor</text:span><text:span text:style-name="T14_98"><text:s/></text:span><text:span text:style-name="T14_99">mode</text:span><text:span text:style-name="T14_100"><text:s/></text:span><text:span text:style-name="T14_101">and</text:span><text:span text:style-name="T14_102"><text:s/></text:span><text:span text:style-name="T14_103">jump</text:span><text:span text:style-name="T14_104"><text:s/></text:span><text:span text:style-name="T14_105">to</text:span><text:span text:style-name="T14_106"><text:s/></text:span><text:span text:style-name="T14_107">a</text:span><text:span text:style-name="T14_108"><text:s/></text:span><text:span text:style-name="T14_109">specific</text:span><text:span text:style-name="T14_110"><text:s/></text:span><text:span text:style-name="T14_111">kernel</text:span><text:span text:style-name="T14_112"><text:s/></text:span><text:span text:style-name="T14_113">routine</text:span><text:span text:style-name="T14_114">.</text:span></text:p>
        </text:list-item>
      </text:list>
      <text:p text:style-name="P15"/>
      <text:p text:style-name="P16"><text:span text:style-name="T16_1">Sparc</text:span><text:span text:style-name="T16_2"><text:s/></text:span><text:span text:style-name="T16_3">specific</text:span><text:span text:style-name="T16_4">:<text:s/></text:span><text:span text:style-name="T16_5">Kernel</text:span><text:span text:style-name="T16_6"><text:s/></text:span><text:span text:style-name="T16_7">symbols</text:span><text:span text:style-name="T16_8"><text:s/></text:span><text:span text:style-name="T16_9">start</text:span><text:span text:style-name="T16_10"><text:s/></text:span><text:span text:style-name="T16_11">at</text:span><text:span text:style-name="T16_12"><text:s/></text:span><text:span text:style-name="T16_13">virtual</text:span><text:span text:style-name="T16_14"><text:s/></text:span><text:span text:style-name="T16_15">address</text:span><text:span text:style-name="T16_16"><text:s/>0</text:span><text:span text:style-name="T16_17">xF</text:span><text:span text:style-name="T16_18">0004000.<text:s/></text:span><text:span text:style-name="T16_19">This</text:span><text:span text:style-name="T16_20"><text:s/></text:span><text:span text:style-name="T16_21">is</text:span><text:span text:style-name="T16_22"><text:s/></text:span><text:span text:style-name="T16_23">mapped</text:span><text:span text:style-name="T16_24"><text:s/></text:span><text:span text:style-name="T16_25">to</text:span><text:span text:style-name="T16_26"><text:s/></text:span><text:span text:style-name="T16_27">physical</text:span><text:span text:style-name="T16_28"><text:s/></text:span><text:span text:style-name="T16_29">address</text:span><text:span text:style-name="T16_30"><text:s/>0</text:span><text:span text:style-name="T16_31">x</text:span><text:span text:style-name="T16_32">00004000</text:span></text:p>
      <text:p text:style-name="P17"/>
      <text:p text:style-name="P18"><text:span text:style-name="T18_1">Bootloader</text:span><text:span text:style-name="T18_2">:<text:s/>(</text:span><text:span text:style-name="T18_3">os</text:span><text:span text:style-name="T18_4">/</text:span><text:span text:style-name="T18_5">Ajit</text:span><text:span text:style-name="T18_6">_</text:span><text:span text:style-name="T18_7">linux</text:span><text:span text:style-name="T18_8">/</text:span><text:span text:style-name="T18_9">Ajit</text:span><text:span text:style-name="T18_10">_</text:span><text:span text:style-name="T18_11">bootloader</text:span><text:span text:style-name="T18_12">)</text:span></text:p>
      <text:list text:style-name="LS1" xml:id="list4">
        <text:list-item>
          <text:p text:style-name="P19"><text:span text:style-name="T19_1">The</text:span><text:span text:style-name="T19_2"><text:s/></text:span><text:span text:style-name="T19_3">Ajit</text:span><text:span text:style-name="T19_4"><text:s/></text:span><text:span text:style-name="T19_5">bootloader</text:span><text:span text:style-name="T19_6"><text:s/></text:span><text:span text:style-name="T19_7">is</text:span><text:span text:style-name="T19_8"><text:s/></text:span><text:span text:style-name="T19_9">located</text:span><text:span text:style-name="T19_10"><text:s/></text:span><text:span text:style-name="T19_11">at</text:span><text:span text:style-name="T19_12"><text:s/></text:span><text:span text:style-name="T19_13">VA</text:span><text:span text:style-name="T19_14">=0</text:span><text:span text:style-name="T19_15">x</text:span><text:span text:style-name="T19_16">0<text:s/></text:span><text:span text:style-name="T19_17">and</text:span><text:span text:style-name="T19_18"><text:s/></text:span><text:span text:style-name="T19_19">also</text:span><text:span text:style-name="T19_20"><text:s/></text:span><text:span text:style-name="T19_21">placed</text:span><text:span text:style-name="T19_22"><text:s/></text:span><text:span text:style-name="T19_23">in</text:span><text:span text:style-name="T19_24"><text:s/></text:span><text:span text:style-name="T19_25">physical</text:span><text:span text:style-name="T19_26"><text:s/></text:span><text:span text:style-name="T19_27">memory</text:span><text:span text:style-name="T19_28"><text:s/></text:span><text:span text:style-name="T19_29">at</text:span><text:span text:style-name="T19_30"><text:s/></text:span><text:span text:style-name="T19_31">address</text:span><text:span text:style-name="T19_32"><text:s/>0.<text:s/></text:span><text:span text:style-name="T19_33">Since</text:span><text:span text:style-name="T19_34"><text:s/></text:span><text:span text:style-name="T19_35">the</text:span><text:span text:style-name="T19_36"><text:s/></text:span><text:span text:style-name="T19_37">kernel</text:span><text:span text:style-name="T19_38"><text:s/></text:span><text:span text:style-name="T19_39">symbols</text:span><text:span text:style-name="T19_40"><text:s/></text:span><text:span text:style-name="T19_41">start</text:span><text:span text:style-name="T19_42"><text:s/></text:span><text:span text:style-name="T19_43">at</text:span><text:span text:style-name="T19_44"><text:s/></text:span><text:span text:style-name="T19_45">physical</text:span><text:span text:style-name="T19_46"><text:s/></text:span><text:span text:style-name="T19_47">address</text:span><text:span text:style-name="T19_48"><text:s/>0</text:span><text:span text:style-name="T19_49">x</text:span><text:span text:style-name="T19_50">00004000,<text:s/></text:span><text:span text:style-name="T19_51">the</text:span><text:span text:style-name="T19_52"><text:s/></text:span><text:span text:style-name="T19_53">bootloader</text:span><text:span text:style-name="T19_54"><text:s/></text:span><text:span text:style-name="T19_55">can</text:span><text:span text:style-name="T19_56"><text:s/></text:span><text:span text:style-name="T19_57">occupy</text:span><text:span text:style-name="T19_58"><text:s/></text:span><text:span text:style-name="T19_59">memory</text:span><text:span text:style-name="T19_60"><text:s/></text:span><text:span text:style-name="T19_61">up</text:span><text:span text:style-name="T19_62"><text:s/></text:span><text:span text:style-name="T19_63">to</text:span><text:span text:style-name="T19_64"><text:s/></text:span><text:span text:style-name="T19_65">address</text:span><text:span text:style-name="T19_66"><text:s/>0</text:span><text:span text:style-name="T19_67">x</text:span><text:span text:style-name="T19_68">00003</text:span><text:span text:style-name="T19_69">FFF</text:span><text:span text:style-name="T19_70"><text:s/>(</text:span><text:span text:style-name="T19_71">up</text:span><text:span text:style-name="T19_72"><text:s/></text:span><text:span text:style-name="T19_73">to</text:span><text:span text:style-name="T19_74"><text:s/>16<text:s/></text:span><text:span text:style-name="T19_75">KB</text:span><text:span text:style-name="T19_76">).</text:span></text:p>
        </text:list-item>
        <text:list-item>
          <text:p text:style-name="P20"><text:span text:style-name="T20_1">Bootloader</text:span><text:span text:style-name="T20_2"><text:s/></text:span><text:span text:style-name="T20_3">has</text:span><text:span text:style-name="T20_4"><text:s/></text:span><text:span text:style-name="T20_5">nearly</text:span><text:span text:style-name="T20_6"><text:s/>100<text:s/></text:span><text:span text:style-name="T20_7">instructions</text:span><text:span text:style-name="T20_8">,<text:s/></text:span></text:p>
          <text:list>
            <text:list-item>
              <text:p text:style-name="P21"><text:span text:style-name="T21_1">does</text:span><text:span text:style-name="T21_2"><text:s/></text:span><text:span text:style-name="T21_3">the</text:span><text:span text:style-name="T21_4"><text:s/></text:span><text:span text:style-name="T21_5">MMU</text:span><text:span text:style-name="T21_6"><text:s/></text:span><text:span text:style-name="T21_7">initialization</text:span><text:span text:style-name="T21_8">,<text:s/></text:span></text:p>
            </text:list-item>
            <text:list-item>
              <text:p text:style-name="P22"><text:span text:style-name="T22_1">sets</text:span><text:span text:style-name="T22_2"><text:s/></text:span><text:span text:style-name="T22_3">up</text:span><text:span text:style-name="T22_4"><text:s/></text:span><text:span text:style-name="T22_5">the</text:span><text:span text:style-name="T22_6"><text:s/></text:span><text:span text:style-name="T22_7">virtual</text:span><text:span text:style-name="T22_8"><text:s/></text:span><text:span text:style-name="T22_9">to</text:span><text:span text:style-name="T22_10"><text:s/></text:span><text:span text:style-name="T22_11">physical</text:span><text:span text:style-name="T22_12"><text:s/></text:span><text:span text:style-name="T22_13">address</text:span><text:span text:style-name="T22_14"><text:s/></text:span><text:span text:style-name="T22_15">translation</text:span><text:span text:style-name="T22_16"><text:s/></text:span><text:span text:style-name="T22_17">and</text:span><text:span text:style-name="T22_18"><text:s/></text:span></text:p>
            </text:list-item>
            <text:list-item>
              <text:p text:style-name="P23"><text:span text:style-name="T23_1">jumps</text:span><text:span text:style-name="T23_2"><text:s/></text:span><text:span text:style-name="T23_3">to</text:span><text:span text:style-name="T23_4"><text:s/></text:span><text:span text:style-name="T23_5">the</text:span><text:span text:style-name="T23_6"><text:s/></text:span><text:span text:style-name="T23_7">kernel</text:span><text:span text:style-name="T23_8"><text:s/></text:span><text:span text:style-name="T23_9">coden</text:span><text:span text:style-name="T23_10">(</text:span><text:span text:style-name="T23_11">F</text:span><text:span text:style-name="T23_12">0004000)</text:span></text:p>
            </text:list-item>
          </text:list>
        </text:list-item>
        <text:list-item>
          <text:p text:style-name="P24"><text:span text:style-name="T24_1">os</text:span><text:span text:style-name="T24_2">/</text:span><text:span text:style-name="T24_3">Ajit</text:span><text:span text:style-name="T24_4">_</text:span><text:span text:style-name="T24_5">linux</text:span><text:span text:style-name="T24_6"><text:s/></text:span><text:span text:style-name="T24_7">has</text:span><text:span text:style-name="T24_8"><text:s/></text:span><text:span text:style-name="T24_9">the</text:span><text:span text:style-name="T24_10"><text:s/></text:span><text:span text:style-name="T24_11">linux</text:span><text:span text:style-name="T24_12"><text:s/></text:span><text:span text:style-name="T24_13">kernel</text:span><text:span text:style-name="T24_14"><text:s/>→<text:s/></text:span><text:span text:style-name="T24_15">modified</text:span><text:span text:style-name="T24_16"><text:s/></text:span><text:span text:style-name="T24_17">to</text:span><text:span text:style-name="T24_18"><text:s/></text:span><text:span text:style-name="T24_19">Ajit</text:span><text:span text:style-name="T24_20">_</text:span><text:span text:style-name="T24_21">linux</text:span><text:span text:style-name="T24_22"><text:s/></text:span><text:span text:style-name="T24_23">kernel</text:span></text:p>
        </text:list-item>
      </text:list>
      <text:p text:style-name="P25"><text:span text:style-name="T25_1">Ajit</text:span><text:span text:style-name="T25_2"><text:s/></text:span><text:span text:style-name="T25_3">linux</text:span><text:span text:style-name="T25_4"><text:s/></text:span><text:span text:style-name="T25_5">kernel</text:span><text:span text:style-name="T25_6">:</text:span></text:p>
      <text:list text:style-name="LS2" xml:id="list10">
        <text:list-item>
          <text:p text:style-name="P26"><text:span text:style-name="T26_1">Derived</text:span><text:span text:style-name="T26_2"><text:s/></text:span><text:span text:style-name="T26_3">from</text:span><text:span text:style-name="T26_4"><text:s/></text:span><text:span text:style-name="T26_5">Linux</text:span><text:span text:style-name="T26_6"><text:s/>3.16.1<text:s/></text:span></text:p>
        </text:list-item>
        <text:list-item>
          <text:p text:style-name="P27"><text:span text:style-name="T27_1">Buildroot</text:span><text:span text:style-name="T27_2"><text:s/></text:span><text:span text:style-name="T27_3">is</text:span><text:span text:style-name="T27_4"><text:s/></text:span><text:span text:style-name="T27_5">used</text:span><text:span text:style-name="T27_6"><text:s/></text:span><text:span text:style-name="T27_7">for</text:span><text:span text:style-name="T27_8"><text:s/></text:span><text:span text:style-name="T27_9">generating</text:span><text:span text:style-name="T27_10"><text:s/></text:span><text:span text:style-name="T27_11">a</text:span><text:span text:style-name="T27_12"><text:s/></text:span><text:span text:style-name="T27_13">cross</text:span><text:span text:style-name="T27_14">-</text:span><text:span text:style-name="T27_15">compiler</text:span><text:span text:style-name="T27_16"><text:s/></text:span><text:span text:style-name="T27_17">and</text:span><text:span text:style-name="T27_18"><text:s/></text:span><text:span text:style-name="T27_19">obtaining</text:span><text:span text:style-name="T27_20"><text:s/></text:span><text:span text:style-name="T27_21">a</text:span><text:span text:style-name="T27_22"><text:s/></text:span><text:span text:style-name="T27_23">root</text:span><text:span text:style-name="T27_24">-</text:span><text:span text:style-name="T27_25">file</text:span><text:span text:style-name="T27_26"><text:s/></text:span><text:span text:style-name="T27_27">system</text:span></text:p>
        </text:list-item>
        <text:list-item>
          <text:p text:style-name="P28"><text:span text:style-name="T28_1">Ajit</text:span><text:span text:style-name="T28_2">_</text:span><text:span text:style-name="T28_3">linux</text:span><text:span text:style-name="T28_4">/</text:span><text:span text:style-name="T28_5">Documentation</text:span><text:span text:style-name="T28_6">/</text:span><text:span text:style-name="T28_7">Readme</text:span></text:p>
        </text:list-item>
        <text:list-item>
          <text:p text:style-name="P29"><text:span text:style-name="T29_1">Modifications</text:span><text:span text:style-name="T29_2"><text:s/></text:span><text:span text:style-name="T29_3">done</text:span><text:span text:style-name="T29_4">:<text:s/></text:span><text:span text:style-name="T29_5">are</text:span><text:span text:style-name="T29_6"><text:s/></text:span><text:span text:style-name="T29_7">in</text:span><text:span text:style-name="T29_8"><text:s/></text:span><text:span text:style-name="T29_9">arch</text:span><text:span text:style-name="T29_10">/</text:span><text:span text:style-name="T29_11">sparc</text:span></text:p>
        </text:list-item>
        <text:list-item>
          <text:p text:style-name="P30"><text:span text:style-name="T30_1">Serial</text:span><text:span text:style-name="T30_2"><text:s/></text:span><text:span text:style-name="T30_3">driver</text:span><text:span text:style-name="T30_4"><text:s/></text:span><text:span text:style-name="T30_5">is</text:span><text:span text:style-name="T30_6"><text:s/></text:span><text:span text:style-name="T30_7">in</text:span><text:span text:style-name="T30_8"><text:s/></text:span><text:span text:style-name="T30_9">tty</text:span><text:span text:style-name="T30_10">/</text:span><text:span text:style-name="T30_11">serial</text:span><text:span text:style-name="T30_12">/</text:span><text:span text:style-name="T30_13">Ajitserial</text:span><text:span text:style-name="T30_14">.</text:span><text:span text:style-name="T30_15">c</text:span></text:p>
        </text:list-item>
        <text:list-item>
          <text:p text:style-name="P31"><text:span text:style-name="T31_1">Blob</text:span><text:span text:style-name="T31_2"><text:s/></text:span><text:span text:style-name="T31_3">part</text:span><text:span text:style-name="T31_4"><text:s/></text:span><text:span text:style-name="T31_5">is</text:span><text:span text:style-name="T31_6"><text:s/></text:span><text:span text:style-name="T31_7">in</text:span><text:span text:style-name="T31_8"><text:s/></text:span><text:span text:style-name="T31_9">the</text:span><text:span text:style-name="T31_10"><text:s/></text:span><text:span text:style-name="T31_11">kernel</text:span></text:p>
        </text:list-item>
        <text:list-item>
          <text:p text:style-name="P32"><text:span text:style-name="T32_1">Kernel</text:span><text:span text:style-name="T32_2"><text:s/></text:span><text:span text:style-name="T32_3">requires</text:span><text:span text:style-name="T32_4"><text:s/></text:span><text:span text:style-name="T32_5">the</text:span><text:span text:style-name="T32_6"><text:s/></text:span><text:span text:style-name="T32_7">device</text:span><text:span text:style-name="T32_8"><text:s/></text:span><text:span text:style-name="T32_9">tree</text:span><text:span text:style-name="T32_10"><text:s/></text:span><text:span text:style-name="T32_11">routines</text:span><text:span text:style-name="T32_12"><text:s/></text:span><text:span text:style-name="T32_13">to</text:span><text:span text:style-name="T32_14"><text:s/></text:span><text:span text:style-name="T32_15">be</text:span><text:span text:style-name="T32_16"><text:s/></text:span><text:span text:style-name="T32_17">supplied</text:span></text:p>
        </text:list-item>
        <text:list-item>
          <text:p text:style-name="P33"><text:span text:style-name="T33_1">Romvec</text:span><text:span text:style-name="T33_2"><text:s/></text:span><text:span text:style-name="T33_3">pointer</text:span><text:span text:style-name="T33_4"><text:s/></text:span><text:span text:style-name="T33_5">is</text:span><text:span text:style-name="T33_6"><text:s/></text:span><text:span text:style-name="T33_7">passed</text:span><text:span text:style-name="T33_8"><text:s/></text:span><text:span text:style-name="T33_9">to</text:span><text:span text:style-name="T33_10"><text:s/></text:span><text:span text:style-name="T33_11">the</text:span><text:span text:style-name="T33_12"><text:s/></text:span><text:span text:style-name="T33_13">kernel</text:span><text:span text:style-name="T33_14"><text:s/></text:span><text:span text:style-name="T33_15">in</text:span><text:span text:style-name="T33_16"><text:s/></text:span><text:span text:style-name="T33_17">setup</text:span><text:span text:style-name="T33_18">_32.</text:span><text:span text:style-name="T33_19">c</text:span></text:p>
        </text:list-item>
        <text:list-item>
          <text:p text:style-name="P34"><text:span text:style-name="T34_1">Serial</text:span><text:span text:style-name="T34_2"><text:s/></text:span><text:span text:style-name="T34_3">and</text:span><text:span text:style-name="T34_4"><text:s/></text:span><text:span text:style-name="T34_5">timer</text:span><text:span text:style-name="T34_6"><text:s/></text:span><text:span text:style-name="T34_7">addresses</text:span><text:span text:style-name="T34_8"><text:s/></text:span><text:span text:style-name="T34_9">are</text:span><text:span text:style-name="T34_10"><text:s/></text:span><text:span text:style-name="T34_11">hardwired</text:span></text:p>
        </text:list-item>
        <text:list-item>
          <text:p text:style-name="P35"><text:span text:style-name="T35_1">A</text:span><text:span text:style-name="T35_2"><text:s/></text:span><text:span text:style-name="T35_3">patch</text:span><text:span text:style-name="T35_4"><text:s/></text:span><text:span text:style-name="T35_5">has</text:span><text:span text:style-name="T35_6"><text:s/></text:span><text:span text:style-name="T35_7">to</text:span><text:span text:style-name="T35_8"><text:s/></text:span><text:span text:style-name="T35_9">be</text:span><text:span text:style-name="T35_10"><text:s/></text:span><text:span text:style-name="T35_11">applied</text:span><text:span text:style-name="T35_12"><text:s/></text:span><text:span text:style-name="T35_13">to</text:span><text:span text:style-name="T35_14"><text:s/></text:span><text:span text:style-name="T35_15">the</text:span><text:span text:style-name="T35_16"><text:s/></text:span><text:span text:style-name="T35_17">assembly</text:span><text:span text:style-name="T35_18"><text:s/></text:span><text:span text:style-name="T35_19">file</text:span><text:span text:style-name="T35_20"><text:s/></text:span><text:span text:style-name="T35_21">generated</text:span><text:span text:style-name="T35_22"><text:s/></text:span><text:span text:style-name="T35_23">by</text:span><text:span text:style-name="T35_24"><text:s/></text:span><text:span text:style-name="T35_25">the</text:span><text:span text:style-name="T35_26"><text:s/></text:span><text:span text:style-name="T35_27">device</text:span><text:span text:style-name="T35_28"><text:s/></text:span><text:span text:style-name="T35_29">tree</text:span><text:span text:style-name="T35_30"><text:s/></text:span><text:span text:style-name="T35_31">compiler</text:span><text:span text:style-name="T35_32"><text:s/></text:span><text:span text:style-name="T35_33">to</text:span><text:span text:style-name="T35_34"><text:s/></text:span><text:span text:style-name="T35_35">make</text:span><text:span text:style-name="T35_36"><text:s/></text:span><text:span text:style-name="T35_37">the</text:span><text:span text:style-name="T35_38"><text:s/></text:span><text:span text:style-name="T35_39">syntax</text:span><text:span text:style-name="T35_40"><text:s/></text:span><text:span text:style-name="T35_41">acceptable</text:span><text:span text:style-name="T35_42"><text:s/></text:span><text:span text:style-name="T35_43">to</text:span><text:span text:style-name="T35_44"><text:s/></text:span><text:span text:style-name="T35_45">the</text:span><text:span text:style-name="T35_46"><text:s/></text:span><text:span text:style-name="T35_47">gnu</text:span><text:span text:style-name="T35_48"><text:s/></text:span><text:span text:style-name="T35_49">sparc</text:span><text:span text:style-name="T35_50">-</text:span><text:span text:style-name="T35_51">assembler</text:span></text:p>
        </text:list-item>
      </text:list>
      <text:p text:style-name="P36"/>
      <text:p text:style-name="P37"><text:span text:style-name="T37_1">Kernel</text:span><text:span text:style-name="T37_2"><text:s/></text:span><text:span text:style-name="T37_3">memory</text:span><text:span text:style-name="T37_4"><text:s/></text:span><text:span text:style-name="T37_5">map</text:span><text:span text:style-name="T37_6">:</text:span></text:p>
      <text:list text:style-name="LS3" xml:id="list20">
        <text:list-item>
          <text:p text:style-name="P38"><text:span text:style-name="T38_1">Readme</text:span><text:span text:style-name="T38_2">:<text:s/>/</text:span><text:span text:style-name="T38_3">os</text:span><text:span text:style-name="T38_4">/</text:span><text:span text:style-name="T38_5">Ajit</text:span><text:span text:style-name="T38_6">_</text:span><text:span text:style-name="T38_7">linux</text:span><text:span text:style-name="T38_8">/</text:span><text:span text:style-name="T38_9">Documentation</text:span><text:span text:style-name="T38_10">/</text:span><text:span text:style-name="T38_11">Readme</text:span></text:p>
        </text:list-item>
        <text:list-item>
          <text:p text:style-name="P39"><text:span text:style-name="T39_1">Ajit</text:span><text:span text:style-name="T39_2">_</text:span><text:span text:style-name="T39_3">linux</text:span><text:span text:style-name="T39_4">/</text:span><text:span text:style-name="T39_5">Documentation</text:span><text:span text:style-name="T39_6">/</text:span><text:span text:style-name="T39_7">Readme</text:span><text:span text:style-name="T39_8">:<text:s/>(6)<text:s/></text:span><text:span text:style-name="T39_9">and</text:span><text:span text:style-name="T39_10"><text:s/>(7)<text:s/></text:span><text:span text:style-name="T39_11">can</text:span><text:span text:style-name="T39_12"><text:s/></text:span><text:span text:style-name="T39_13">be</text:span><text:span text:style-name="T39_14"><text:s/></text:span><text:span text:style-name="T39_15">modified</text:span></text:p>
        </text:list-item>
        <text:list-item>
          <text:p text:style-name="P40"><text:span text:style-name="T40_1">2<text:s/></text:span><text:span text:style-name="T40_2">configs</text:span><text:span text:style-name="T40_3">:</text:span></text:p>
          <text:list>
            <text:list-item>
              <text:p text:style-name="P41"><text:span text:style-name="T41_1">Defconfig</text:span><text:span text:style-name="T41_2"><text:s/>:<text:s/></text:span><text:span text:style-name="T41_3">buildroot</text:span><text:span text:style-name="T41_4">’</text:span><text:span text:style-name="T41_5">s</text:span><text:span text:style-name="T41_6"><text:s/></text:span><text:span text:style-name="T41_7">top</text:span><text:span text:style-name="T41_8">-</text:span><text:span text:style-name="T41_9">level</text:span><text:span text:style-name="T41_10"><text:s/></text:span><text:span text:style-name="T41_11">configuration</text:span><text:span text:style-name="T41_12"><text:s/></text:span><text:span text:style-name="T41_13">file</text:span></text:p>
            </text:list-item>
            <text:list-item>
              <text:p text:style-name="P42"><text:span text:style-name="T42_1">Linuxkernel</text:span><text:span text:style-name="T42_2"><text:s/></text:span><text:span text:style-name="T42_3">config</text:span><text:span text:style-name="T42_4"><text:s/>:<text:s/></text:span><text:span text:style-name="T42_5">kernel</text:span><text:span text:style-name="T42_6"><text:s/></text:span><text:span text:style-name="T42_7">configuration</text:span><text:span text:style-name="T42_8"><text:s/></text:span><text:span text:style-name="T42_9">fil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